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officeooo:rsid="0039e5ae" officeooo:paragraph-rsid="0052d736" fo:background-color="#ffdbb6" style:font-size-asian="12pt" style:font-size-complex="12pt"/>
    </style:style>
    <style:style style:name="P6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fo:font-size="12pt" fo:font-weight="bold" officeooo:rsid="0039e5ae" officeooo:paragraph-rsid="0052d736" fo:background-color="#ffdbb6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000000" fo:font-size="12pt" fo:font-weight="normal" officeooo:rsid="004cca6c" officeooo:paragraph-rsid="004cca6c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12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3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4" style:family="paragraph" style:parent-style-name="Preformatted_20_Text">
      <style:text-properties fo:color="#000000" officeooo:paragraph-rsid="0048b0d1"/>
    </style:style>
    <style:style style:name="P15" style:family="paragraph" style:parent-style-name="Preformatted_20_Text">
      <style:text-properties fo:color="#000000" officeooo:paragraph-rsid="004b4ba4"/>
    </style:style>
    <style:style style:name="P16" style:family="paragraph" style:parent-style-name="Preformatted_20_Text">
      <style:text-properties fo:color="#000000" officeooo:paragraph-rsid="004cca6c"/>
    </style:style>
    <style:style style:name="P17" style:family="paragraph" style:parent-style-name="Preformatted_20_Text">
      <style:text-properties fo:color="#000000" fo:font-weight="bold" officeooo:rsid="001a0ded" officeooo:paragraph-rsid="0052d736" fo:background-color="#ffff00" style:font-weight-asian="bold" style:font-weight-complex="bold"/>
    </style:style>
    <style:style style:name="P18" style:family="paragraph" style:parent-style-name="Preformatted_20_Text">
      <style:text-properties officeooo:paragraph-rsid="0018af73"/>
    </style:style>
    <style:style style:name="P19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20" style:family="paragraph" style:parent-style-name="Preformatted_20_Text">
      <style:text-properties fo:font-size="12pt" officeooo:paragraph-rsid="001ff8d6" style:font-size-asian="12pt" style:font-size-complex="12pt"/>
    </style:style>
    <style:style style:name="P21" style:family="paragraph" style:parent-style-name="Preformatted_20_Text">
      <style:text-properties fo:font-size="12pt" officeooo:paragraph-rsid="0022c875" style:font-size-asian="12pt" style:font-size-complex="12pt"/>
    </style:style>
    <style:style style:name="P22" style:family="paragraph" style:parent-style-name="Preformatted_20_Text">
      <style:text-properties fo:font-size="12pt" officeooo:paragraph-rsid="0050d173" style:font-size-asian="12pt" style:font-size-complex="12pt"/>
    </style:style>
    <style:style style:name="P23" style:family="paragraph" style:parent-style-name="Preformatted_20_Text">
      <style:text-properties officeooo:paragraph-rsid="001ff8d6"/>
    </style:style>
    <style:style style:name="P24" style:family="paragraph" style:parent-style-name="Preformatted_20_Text">
      <style:text-properties officeooo:paragraph-rsid="0022c875"/>
    </style:style>
    <style:style style:name="P25" style:family="paragraph" style:parent-style-name="Preformatted_20_Text">
      <style:text-properties officeooo:paragraph-rsid="002cf392"/>
    </style:style>
    <style:style style:name="P26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7" style:family="paragraph" style:parent-style-name="Preformatted_20_Text">
      <style:text-properties officeooo:paragraph-rsid="004cca6c"/>
    </style:style>
    <style:style style:name="P28" style:family="paragraph" style:parent-style-name="Preformatted_20_Text">
      <style:text-properties officeooo:paragraph-rsid="0039e5ae"/>
    </style:style>
    <style:style style:name="P2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3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paragraph-rsid="0052d736" fo:background-color="#ffdbb6" style:font-size-asian="12pt" style:font-size-complex="12pt"/>
    </style:style>
    <style:style style:name="P3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999999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0d173" style:font-size-asian="12pt" style:font-size-complex="12pt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2d736" fo:background-color="#ffdbb6" style:font-size-asian="12pt" style:font-size-complex="12pt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officeooo:paragraph-rsid="0052d736" fo:background-color="#ffdbb6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2d736" fo:background-color="#ffdbb6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2d736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background-color="#ffff00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586bf9" officeooo:paragraph-rsid="00586bf9" fo:background-color="#ffff00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586bf9" officeooo:paragraph-rsid="00586bf9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8a460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81d41a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971f9" fo:background-color="#81d41a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8e94a" fo:background-color="#ffff00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999999"/>
    </style:style>
    <style:style style:name="P48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49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50" style:family="paragraph" style:parent-style-name="Standard">
      <style:text-properties fo:color="#808080" fo:font-size="12pt" officeooo:rsid="0039e5ae" officeooo:paragraph-rsid="0052d736" fo:background-color="#ffdbb6" style:font-size-asian="12pt" style:font-size-complex="12pt"/>
    </style:style>
    <style:style style:name="P51" style:family="paragraph" style:parent-style-name="Standard">
      <style:text-properties fo:color="#808080" officeooo:rsid="0018af73" officeooo:paragraph-rsid="00340ef5"/>
    </style:style>
    <style:style style:name="P52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53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000000" fo:font-size="12pt" fo:font-weight="bold" officeooo:rsid="0039e5ae" officeooo:paragraph-rsid="0052d736" fo:background-color="#ffbf00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fo:font-size="12pt" fo:font-weight="normal" officeooo:rsid="0039e5ae" officeooo:paragraph-rsid="0052d736" fo:background-color="#ffdbb6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fo:font-size="12pt" officeooo:rsid="0039e5ae" officeooo:paragraph-rsid="0052d736" fo:background-color="#ffdbb6" style:font-size-asian="12pt" style:font-size-complex="12pt"/>
    </style:style>
    <style:style style:name="P60" style:family="paragraph" style:parent-style-name="Standard">
      <style:text-properties fo:color="#000000" officeooo:rsid="00273d02" officeooo:paragraph-rsid="00273d02"/>
    </style:style>
    <style:style style:name="P61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63" style:family="paragraph" style:parent-style-name="Standard">
      <style:text-properties fo:font-size="12pt" officeooo:paragraph-rsid="0018af73" style:font-size-asian="12pt" style:font-size-complex="12pt"/>
    </style:style>
    <style:style style:name="P64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65" style:family="paragraph" style:parent-style-name="Standard">
      <style:text-properties officeooo:paragraph-rsid="00273d02"/>
    </style:style>
    <style:style style:name="P66" style:family="paragraph" style:parent-style-name="Standard">
      <style:text-properties fo:color="#000080" style:font-name="Liberation Mono" fo:font-size="14pt" fo:font-weight="bold" officeooo:rsid="00428981" officeooo:paragraph-rsid="0039e5ae" fo:background-color="#ffff00" style:font-name-asian="Noto Sans Mono CJK SC" style:font-size-asian="14pt" style:font-weight-asian="bold" style:font-name-complex="Liberation Mono" style:font-size-complex="14pt" style:font-weight-complex="bold"/>
    </style:style>
    <style:style style:name="P67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68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70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71" style:family="paragraph" style:parent-style-name="Text_20_body">
      <style:text-properties fo:color="#808080" style:font-name="DejaVu Sans" fo:font-size="12pt" fo:font-weight="bold" officeooo:rsid="0018af73" officeooo:paragraph-rsid="005056c9" fo:background-color="transparent" style:font-size-asian="12pt" style:font-weight-asian="bold" style:font-size-complex="12pt" style:font-weight-complex="bold"/>
    </style:style>
    <style:style style:name="P72" style:family="paragraph" style:parent-style-name="Preformatted_20_Text">
      <style:text-properties fo:color="#808080" fo:font-size="12pt" officeooo:rsid="00428981" officeooo:paragraph-rsid="0039e5ae" style:font-size-asian="12pt" style:font-size-complex="12pt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officeooo:paragraph-rsid="0058a460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fo:background-color="#81d41a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80"/>
    </style:style>
    <style:style style:name="P77" style:family="paragraph" style:parent-style-name="Standard">
      <style:text-properties fo:color="#808080" fo:font-size="12pt" officeooo:rsid="00428981" officeooo:paragraph-rsid="0039e5ae" style:font-size-asian="12pt" style:font-size-complex="12pt"/>
    </style:style>
    <style:style style:name="P78" style:family="paragraph" style:parent-style-name="Standard">
      <style:text-properties fo:color="#000000" fo:font-weight="bold" officeooo:rsid="001a0ded" officeooo:paragraph-rsid="0018af73" fo:background-color="transparent" style:font-weight-asian="bold" style:font-weight-complex="bold"/>
    </style:style>
    <style:style style:name="P79" style:family="paragraph" style:parent-style-name="Standard">
      <style:text-properties fo:color="#000000" fo:font-weight="bold" officeooo:rsid="005cc90c" officeooo:paragraph-rsid="005cc90c" fo:background-color="transparent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ff0000" fo:font-weight="bold" officeooo:rsid="005cc90c" officeooo:paragraph-rsid="005cc90c" fo:background-color="transparent" style:font-weight-asian="bold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808000" officeooo:rsid="00570290"/>
    </style:style>
    <style:style style:name="T8" style:family="text">
      <style:text-properties fo:color="#c0c0c0"/>
    </style:style>
    <style:style style:name="T9" style:family="text">
      <style:text-properties fo:color="#c0c0c0" officeooo:rsid="0018af73"/>
    </style:style>
    <style:style style:name="T10" style:family="text">
      <style:text-properties fo:color="#c0c0c0" fo:font-size="12pt" officeooo:rsid="0018af73" style:font-size-asian="12pt" style:font-size-complex="12pt"/>
    </style:style>
    <style:style style:name="T11" style:family="text">
      <style:text-properties fo:color="#c0c0c0" fo:font-size="12pt" officeooo:rsid="001d5c0e" style:font-size-asian="12pt" style:font-size-complex="12pt"/>
    </style:style>
    <style:style style:name="T12" style:family="text">
      <style:text-properties fo:color="#c0c0c0" fo:font-size="12pt" officeooo:rsid="004cca6c" style:font-size-asian="12pt" style:font-size-complex="12pt"/>
    </style:style>
    <style:style style:name="T13" style:family="text">
      <style:text-properties fo:color="#c0c0c0" fo:font-size="12pt" officeooo:rsid="00428981" style:font-size-asian="12pt" style:font-size-complex="12pt"/>
    </style:style>
    <style:style style:name="T14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5" style:family="text">
      <style:text-properties fo:color="#c0c0c0" officeooo:rsid="00570290"/>
    </style:style>
    <style:style style:name="T16" style:family="text">
      <style:text-properties fo:color="#c0c0c0" fo:background-color="#81d41a" loext:char-shading-value="0"/>
    </style:style>
    <style:style style:name="T17" style:family="text">
      <style:text-properties fo:color="#00677c"/>
    </style:style>
    <style:style style:name="T18" style:family="text">
      <style:text-properties fo:color="#00677c" fo:font-weight="bold"/>
    </style:style>
    <style:style style:name="T19" style:family="text">
      <style:text-properties fo:color="#00677c" fo:font-weight="bold" officeooo:rsid="0018af73"/>
    </style:style>
    <style:style style:name="T20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21" style:family="text">
      <style:text-properties fo:color="#00677c" fo:font-weight="bold" officeooo:rsid="0018af73" fo:background-color="#f6f9d4" loext:char-shading-value="0"/>
    </style:style>
    <style:style style:name="T22" style:family="text">
      <style:text-properties fo:color="#00677c" fo:font-size="12pt" fo:font-weight="bold" style:font-size-asian="12pt" style:font-size-complex="12pt"/>
    </style:style>
    <style:style style:name="T23" style:family="text">
      <style:text-properties fo:color="#00677c" fo:font-size="12pt" fo:font-weight="bold" officeooo:rsid="0018af73" style:font-size-asian="12pt" style:font-size-complex="12pt"/>
    </style:style>
    <style:style style:name="T24" style:family="text">
      <style:text-properties fo:color="#00677c" fo:font-size="12pt" fo:font-weight="bold" officeooo:rsid="001d5c0e" style:font-size-asian="12pt" style:font-size-complex="12pt"/>
    </style:style>
    <style:style style:name="T25" style:family="text">
      <style:text-properties fo:color="#00677c" fo:font-size="12pt" fo:font-weight="bold" officeooo:rsid="004cca6c" style:font-size-asian="12pt" style:font-size-complex="12pt"/>
    </style:style>
    <style:style style:name="T26" style:family="text">
      <style:text-properties fo:color="#00677c" fo:font-size="12pt" officeooo:rsid="0018af73" style:font-size-asian="12pt" style:font-size-complex="12pt"/>
    </style:style>
    <style:style style:name="T27" style:family="text">
      <style:text-properties fo:color="#00677c" officeooo:rsid="00240dce"/>
    </style:style>
    <style:style style:name="T28" style:family="text">
      <style:text-properties fo:color="#00677c" officeooo:rsid="001a0ded" fo:background-color="transparent" loext:char-shading-value="0"/>
    </style:style>
    <style:style style:name="T29" style:family="text">
      <style:text-properties fo:color="#ce5c00"/>
    </style:style>
    <style:style style:name="T30" style:family="text">
      <style:text-properties fo:color="#ce5c00" officeooo:rsid="0018af73"/>
    </style:style>
    <style:style style:name="T31" style:family="text">
      <style:text-properties fo:color="#ce5c00" officeooo:rsid="001f1444"/>
    </style:style>
    <style:style style:name="T32" style:family="text">
      <style:text-properties fo:color="#ce5c00" fo:font-size="12pt" officeooo:rsid="0018af73" style:font-size-asian="12pt" style:font-size-complex="12pt"/>
    </style:style>
    <style:style style:name="T33" style:family="text">
      <style:text-properties fo:color="#ce5c00" fo:font-size="12pt" officeooo:rsid="001f1444" style:font-size-asian="12pt" style:font-size-complex="12pt"/>
    </style:style>
    <style:style style:name="T34" style:family="text">
      <style:text-properties fo:color="#ce5c00" fo:font-style="italic"/>
    </style:style>
    <style:style style:name="T35" style:family="text">
      <style:text-properties fo:color="#000080"/>
    </style:style>
    <style:style style:name="T36" style:family="text">
      <style:text-properties fo:color="#000080" fo:font-size="12pt" officeooo:rsid="00428981" style:font-size-asian="12pt" style:font-size-complex="12pt"/>
    </style:style>
    <style:style style:name="T37" style:family="text">
      <style:text-properties fo:color="#000080" officeooo:rsid="00570290"/>
    </style:style>
    <style:style style:name="T38" style:family="text">
      <style:text-properties fo:color="#000080" fo:font-style="italic"/>
    </style:style>
    <style:style style:name="T39" style:family="text">
      <style:text-properties fo:color="#000080" officeooo:rsid="0058e94a"/>
    </style:style>
    <style:style style:name="T40" style:family="text">
      <style:text-properties fo:color="#000080" fo:background-color="#81d41a" loext:char-shading-value="0"/>
    </style:style>
    <style:style style:name="T41" style:family="text">
      <style:text-properties fo:color="#000080" officeooo:rsid="005971f9"/>
    </style:style>
    <style:style style:name="T42" style:family="text">
      <style:text-properties fo:color="#800080"/>
    </style:style>
    <style:style style:name="T43" style:family="text">
      <style:text-properties fo:color="#800080" fo:font-size="12pt" officeooo:rsid="004cca6c" style:font-size-asian="12pt" style:font-size-complex="12pt"/>
    </style:style>
    <style:style style:name="T44" style:family="text">
      <style:text-properties fo:color="#800080" fo:font-weight="bold" officeooo:rsid="00570290"/>
    </style:style>
    <style:style style:name="T45" style:family="text">
      <style:text-properties fo:font-weight="bold" officeooo:rsid="001a0ded" fo:background-color="#ffff00" loext:char-shading-value="0" style:font-weight-asian="bold" style:font-weight-complex="bold"/>
    </style:style>
    <style:style style:name="T46" style:family="text">
      <style:text-properties fo:font-weight="bold" officeooo:rsid="0034941e" fo:background-color="#ffff00" loext:char-shading-value="0" style:font-weight-asian="bold" style:font-weight-complex="bold"/>
    </style:style>
    <style:style style:name="T47" style:family="text">
      <style:text-properties fo:color="#092e64"/>
    </style:style>
    <style:style style:name="T48" style:family="text">
      <style:text-properties fo:color="#092e64" officeooo:rsid="0018af73"/>
    </style:style>
    <style:style style:name="T49" style:family="text">
      <style:text-properties fo:color="#092e64" fo:font-size="12pt" officeooo:rsid="0018af73" style:font-size-asian="12pt" style:font-size-complex="12pt"/>
    </style:style>
    <style:style style:name="T50" style:family="text">
      <style:text-properties fo:color="#092e64" fo:font-size="12pt" officeooo:rsid="001d5c0e" style:font-size-asian="12pt" style:font-size-complex="12pt"/>
    </style:style>
    <style:style style:name="T51" style:family="text">
      <style:text-properties fo:color="#092e64" fo:font-size="12pt" officeooo:rsid="004cca6c" style:font-size-asian="12pt" style:font-size-complex="12pt"/>
    </style:style>
    <style:style style:name="T52" style:family="text">
      <style:text-properties fo:color="#800000"/>
    </style:style>
    <style:style style:name="T53" style:family="text">
      <style:text-properties fo:color="#800000" officeooo:rsid="0025d2fe"/>
    </style:style>
    <style:style style:name="T54" style:family="text">
      <style:text-properties fo:color="#800000" fo:font-size="12pt" style:font-size-asian="12pt" style:font-size-complex="12pt"/>
    </style:style>
    <style:style style:name="T55" style:family="text">
      <style:text-properties fo:color="#800000" fo:font-size="12pt" officeooo:rsid="0018af73" style:font-size-asian="12pt" style:font-size-complex="12pt"/>
    </style:style>
    <style:style style:name="T56" style:family="text">
      <style:text-properties fo:color="#800000" fo:font-size="12pt" officeooo:rsid="0048b0d1" style:font-size-asian="12pt" style:font-size-complex="12pt"/>
    </style:style>
    <style:style style:name="T57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58" style:family="text">
      <style:text-properties officeooo:rsid="001a0ded"/>
    </style:style>
    <style:style style:name="T59" style:family="text">
      <style:text-properties fo:color="#808080" fo:font-size="12pt" officeooo:rsid="00273d02" style:font-size-asian="12pt" style:font-size-complex="12pt"/>
    </style:style>
    <style:style style:name="T60" style:family="text">
      <style:text-properties fo:color="#808080" fo:font-size="12pt" officeooo:rsid="0018af73" style:font-size-asian="12pt" style:font-size-complex="12pt"/>
    </style:style>
    <style:style style:name="T61" style:family="text">
      <style:text-properties fo:color="#808080" fo:font-size="12pt" officeooo:rsid="00428981" style:font-size-asian="12pt" style:font-size-complex="12pt"/>
    </style:style>
    <style:style style:name="T62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63" style:family="text">
      <style:text-properties officeooo:rsid="001bc4f7"/>
    </style:style>
    <style:style style:name="T64" style:family="text">
      <style:text-properties fo:color="#000000" officeooo:rsid="001f1444"/>
    </style:style>
    <style:style style:name="T65" style:family="text">
      <style:text-properties fo:color="#000000" fo:font-size="12pt" officeooo:rsid="001f1444" style:font-size-asian="12pt" style:font-size-complex="12pt"/>
    </style:style>
    <style:style style:name="T66" style:family="text">
      <style:text-properties fo:color="#000000" fo:font-size="12pt" officeooo:rsid="00273d02" style:font-size-asian="12pt" style:font-size-complex="12pt"/>
    </style:style>
    <style:style style:name="T67" style:family="text">
      <style:text-properties fo:color="#000000" fo:font-size="12pt" officeooo:rsid="0029f672" style:font-size-asian="12pt" style:font-size-complex="12pt"/>
    </style:style>
    <style:style style:name="T68" style:family="text">
      <style:text-properties fo:color="#000000" fo:font-size="12pt" officeooo:rsid="002cf392" style:font-size-asian="12pt" style:font-size-complex="12pt"/>
    </style:style>
    <style:style style:name="T69" style:family="text">
      <style:text-properties fo:color="#000000" fo:font-size="12pt" officeooo:rsid="00365d11" style:font-size-asian="12pt" style:font-size-complex="12pt"/>
    </style:style>
    <style:style style:name="T70" style:family="text">
      <style:text-properties fo:color="#000000" fo:font-size="12pt" officeooo:rsid="004cca6c" style:font-size-asian="12pt" style:font-size-complex="12pt"/>
    </style:style>
    <style:style style:name="T71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72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73" style:family="text">
      <style:text-properties fo:color="#000000" fo:font-size="12pt" fo:font-weight="bold" officeooo:rsid="00365d11" style:font-size-asian="12pt" style:font-size-complex="12pt"/>
    </style:style>
    <style:style style:name="T74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fo:color="#000000"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Mono" officeooo:rsid="0022c875" style:font-name-asian="Noto Sans Mono CJK SC" style:font-name-complex="Liberation Mono"/>
    </style:style>
    <style:style style:name="T78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79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80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81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82" style:family="text">
      <style:text-properties fo:color="#000000" officeooo:rsid="00240dce"/>
    </style:style>
    <style:style style:name="T83" style:family="text">
      <style:text-properties fo:color="#000000" officeooo:rsid="0025d2fe"/>
    </style:style>
    <style:style style:name="T84" style:family="text">
      <style:text-properties fo:color="#000000" officeooo:rsid="00273d02"/>
    </style:style>
    <style:style style:name="T85" style:family="text">
      <style:text-properties fo:color="#000000" officeooo:rsid="002f06a7"/>
    </style:style>
    <style:style style:name="T86" style:family="text">
      <style:text-properties fo:color="#000000" officeooo:rsid="00365d11"/>
    </style:style>
    <style:style style:name="T87" style:family="text">
      <style:text-properties fo:color="#000000" officeooo:rsid="0036d76f"/>
    </style:style>
    <style:style style:name="T88" style:family="text">
      <style:text-properties fo:color="#000000" officeooo:rsid="00570290"/>
    </style:style>
    <style:style style:name="T89" style:family="text">
      <style:text-properties fo:color="#000000" officeooo:rsid="0058a460"/>
    </style:style>
    <style:style style:name="T90" style:family="text">
      <style:text-properties fo:color="#000000" fo:font-weight="normal" officeooo:rsid="0058a460" style:font-weight-asian="normal" style:font-weight-complex="normal"/>
    </style:style>
    <style:style style:name="T91" style:family="text">
      <style:text-properties fo:color="#000000" officeooo:rsid="0058e94a"/>
    </style:style>
    <style:style style:name="T92" style:family="text">
      <style:text-properties fo:font-size="12pt" officeooo:rsid="001d5c0e" style:font-size-asian="12pt" style:font-size-complex="12pt"/>
    </style:style>
    <style:style style:name="T93" style:family="text">
      <style:text-properties fo:font-size="12pt" officeooo:rsid="001f1444" style:font-size-asian="12pt" style:font-size-complex="12pt"/>
    </style:style>
    <style:style style:name="T94" style:family="text">
      <style:text-properties fo:font-size="12pt" officeooo:rsid="0048b0d1" style:font-size-asian="12pt" style:font-size-complex="12pt"/>
    </style:style>
    <style:style style:name="T95" style:family="text">
      <style:text-properties fo:font-size="12pt" officeooo:rsid="004b4ba4" style:font-size-asian="12pt" style:font-size-complex="12pt"/>
    </style:style>
    <style:style style:name="T96" style:family="text">
      <style:text-properties fo:font-size="12pt" officeooo:rsid="004cca6c" style:font-size-asian="12pt" style:font-size-complex="12pt"/>
    </style:style>
    <style:style style:name="T97" style:family="text">
      <style:text-properties fo:font-size="12pt" officeooo:rsid="004e6aa2" style:font-size-asian="12pt" style:font-size-complex="12pt"/>
    </style:style>
    <style:style style:name="T98" style:family="text">
      <style:text-properties fo:font-size="12pt" fo:font-weight="normal" officeooo:rsid="0048b0d1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100" style:family="text">
      <style:text-properties style:font-name="Liberation Mono" fo:font-size="10pt" officeooo:rsid="00570290" style:font-name-asian="Noto Sans Mono CJK SC" style:font-size-asian="10pt" style:font-name-complex="Liberation Mono" style:font-size-complex="10pt"/>
    </style:style>
    <style:style style:name="T101" style:family="text">
      <style:text-properties fo:background-color="transparent" loext:char-shading-value="0"/>
    </style:style>
    <style:style style:name="T102" style:family="text">
      <style:text-properties officeooo:rsid="001a0ded" fo:background-color="transparent" loext:char-shading-value="0"/>
    </style:style>
    <style:style style:name="T103" style:family="text">
      <style:text-properties officeooo:rsid="002ef394"/>
    </style:style>
    <style:style style:name="T104" style:family="text">
      <style:text-properties officeooo:rsid="002f06a7"/>
    </style:style>
    <style:style style:name="T105" style:family="text">
      <style:text-properties officeooo:rsid="001a0ded" fo:background-color="#ffff00" loext:char-shading-value="0" style:font-weight-asian="bold" style:font-weight-complex="bold"/>
    </style:style>
    <style:style style:name="T106" style:family="text">
      <style:text-properties officeooo:rsid="003447f9" fo:background-color="#ffff00" loext:char-shading-value="0" style:font-weight-asian="bold" style:font-weight-complex="bold"/>
    </style:style>
    <style:style style:name="T107" style:family="text">
      <style:text-properties fo:color="#008000"/>
    </style:style>
    <style:style style:name="T108" style:family="text">
      <style:text-properties officeooo:rsid="003b2bf5"/>
    </style:style>
    <style:style style:name="T109" style:family="text">
      <style:text-properties fo:font-style="italic"/>
    </style:style>
    <style:style style:name="T110" style:family="text">
      <style:text-properties officeooo:rsid="0050d173"/>
    </style:style>
    <style:style style:name="T111" style:family="text">
      <style:text-properties officeooo:rsid="0058a460"/>
    </style:style>
    <style:style style:name="T112" style:family="text">
      <style:text-properties officeooo:rsid="005cc9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Где инициализируются светодиоды?</text:p>
      <text:p text:style-name="P8"><text:span text:style-name="T42">GPIO</text:span>::<text:span text:style-name="T17">GPIO</text:span>()</text:p>
      <text:p text:style-name="P57"><text:span text:style-name="T101">вызывается <text:s text:c="2"/></text:span><text:span text:style-name="T28">initLEDs</text:span><text:span text:style-name="T102">()</text:span></text:p>
      <text:p text:style-name="P54"/>
      <text:p text:style-name="P1"><text:span text:style-name="T82">В функции</text:span><text:span text:style-name="T27"> </text:span><text:span text:style-name="T17">MX_GPIO_Init</text:span>() <text:span text:style-name="T82">создается поток</text:span></text:p>
      <text:p text:style-name="P1"><text:span text:style-name="T17">osThreadCreate</text:span>(<text:span text:style-name="T35">osThread</text:span>(<text:span text:style-name="T18">switchLEDsThread</text:span>)</text:p>
      <text:p text:style-name="P25"><text:span text:style-name="T68">L</text:span><text:span text:style-name="T79">1</text:span><text:span text:style-name="T68"> – L</text:span><text:span text:style-name="T79">6</text:span><text:span text:style-name="T68"> (PG6-PG8 PC10-PC12)</text:span></text:p>
      <text:p text:style-name="P1"><text:span text:style-name="T83">В цикле в зависимости от </text:span><text:span text:style-name="T53"><text:s/></text:span><text:span text:style-name="T52">aLeds</text:span>[<text:span text:style-name="T47">i</text:span>].<text:span text:style-name="T52">ledState <text:s/></text:span><text:span text:style-name="T83">включаем светодиодиод или гасим</text:span></text:p>
      <text:p text:style-name="P65"><text:span text:style-name="T66">Привязка к пинам </text:span><text:span text:style-name="T71">только здесь</text:span><text:span text:style-name="T66"> </text:span><text:span text:style-name="T67">, </text:span><text:span text:style-name="T66">во всех остальных местах используется</text:span><text:span text:style-name="T59"> </text:span><text:span text:style-name="T42">GPIO::getInstance()→aLeds[i].ledState</text:span></text:p>
      <text:p text:style-name="P60">Сейчас порядок такой <text:s/></text:p>
      <text:p text:style-name="P65"><text:span text:style-name="T84">0 <text:s/></text:span><text:span text:style-name="T85">1</text:span></text:p>
      <text:p text:style-name="P65"><text:span text:style-name="T85">2</text:span><text:span text:style-name="T84"> <text:s/></text:span><text:span text:style-name="T85">3</text:span></text:p>
      <text:p text:style-name="P65"><text:span text:style-name="T85">4</text:span><text:span text:style-name="T84"> <text:s/>5</text:span></text:p>
      <text:p text:style-name="P54">Где инициализируются рычаги?</text:p>
      <text:p text:style-name="P9"><text:span text:style-name="T42">GPIO</text:span>::<text:span text:style-name="T17">GPIO</text:span>() <text:s/><text:span text:style-name="T103">Привязка к пинам </text:span><text:span text:style-name="T104">только здесь</text:span></text:p>
      <text:p text:style-name="P4"><text:span text:style-name="T82">В функции</text:span><text:span text:style-name="T27"> </text:span><text:span text:style-name="T17">MX_GPIO_Init</text:span>() <text:span text:style-name="T82">создается поток</text:span></text:p>
      <text:p text:style-name="P8"><text:span text:style-name="T17">osThreadCreate</text:span>(<text:span text:style-name="T35">osThread</text:span>(<text:span text:style-name="T18">readButtonThread</text:span>)</text:p>
      <text:p text:style-name="P25"><text:span text:style-name="T81">K1</text:span><text:span text:style-name="T74"> – </text:span><text:span text:style-name="T81">K6</text:span><text:span text:style-name="T74"> (PG</text:span><text:span text:style-name="T81">9</text:span><text:span text:style-name="T74">-P</text:span><text:span text:style-name="T81">G14</text:span><text:span text:style-name="T74">)</text:span></text:p>
      <text:p text:style-name="P6"/>
      <text:p text:style-name="P14"><text:span text:style-name="T98">Значение кнопки заносится в кольцевой буфер </text:span><text:span text:style-name="T57">ringBufferRx</text:span><text:span text:style-name="T54"> </text:span><text:span text:style-name="T94">(защищен мьютексом </text:span><text:span text:style-name="T56">mutexRingBufferRx_id )</text:span></text:p>
      <text:p text:style-name="P15"><text:span text:style-name="T94">И</text:span><text:span text:style-name="T95">з кольцевого буфера читается в потоке </text:span><text:span text:style-name="T22">trackRingBufferThread</text:span></text:p>
      <text:p text:style-name="P27"><text:span text:style-name="T75">Если не установлен флаг </text:span><text:span text:style-name="T54">testFlag </text:span><text:span text:style-name="T70">то вызывается </text:span><text:span text:style-name="T43">CallControl</text:span><text:span text:style-name="T96">::</text:span><text:span text:style-name="T25">button</text:span><text:span text:style-name="T96">(</text:span><text:span text:style-name="T43">PackageRx</text:span><text:span text:style-name="T12"> </text:span><text:span text:style-name="T51">pack</text:span><text:span text:style-name="T96">) <text:s/></text:span><text:span text:style-name="T97">далее </text:span></text:p>
      <text:p text:style-name="P16"><text:span text:style-name="T43">CallControl</text:span><text:span text:style-name="T96">::</text:span><text:span text:style-name="T25">handleClick</text:span><text:span text:style-name="T96">(</text:span><text:span text:style-name="T43">PackageRx</text:span><text:span text:style-name="T12"> </text:span><text:span text:style-name="T51">pack</text:span><text:span text:style-name="T96">) </text:span><text:span text:style-name="T97">и т.д.</text:span></text:p>
      <text:p text:style-name="P10"/>
      <text:p text:style-name="P6"/>
      <text:p text:style-name="P54">Разбор конфига – в какие структуры записываются данные?</text:p>
      <text:p text:style-name="P1"><text:span text:style-name="T2">void</text:span><text:span text:style-name="T8"> </text:span><text:span text:style-name="T42">Json</text:span>::<text:span text:style-name="T18">configStation</text:span>()</text:p>
      <text:p text:style-name="P18"><text:span text:style-name="T55">thisStation <text:s text:c="3"/></text:span><text:span text:style-name="T69">публичный экземпляр </text:span><text:span text:style-name="T80">структуры</text:span><text:span text:style-name="T69"> </text:span><text:span text:style-name="T73">ThisStation </text:span><text:span text:style-name="T76">в классе </text:span><text:span text:style-name="T72">Json</text:span></text:p>
      <text:p text:style-name="P26"><text:span text:style-name="T86">keysBuffer – </text:span><text:span text:style-name="T87">вектор структур Keys</text:span></text:p>
      <text:p text:style-name="P11"/>
      <text:p text:style-name="P48"/>
      <text:p text:style-name="P70"/>
      <text:p text:style-name="P71"/>
      <text:p text:style-name="P13"><text:span text:style-name="T105">TIM3 <text:s/></text:span><text:span text:style-name="T106">15c <text:s/>интервал</text:span></text:p>
      <text:p text:style-name="P68"/>
      <text:p text:style-name="P12"><text:span text:style-name="T6">static</text:span><text:span text:style-name="T14"> </text:span><text:span text:style-name="T6">void</text:span><text:span text:style-name="T14"> </text:span><text:span text:style-name="T20">MX_DMA_Init</text:span><text:span text:style-name="T45">(</text:span><text:span text:style-name="T6">void</text:span><text:span text:style-name="T45">) <text:s text:c="2"/></text:span><text:span text:style-name="T46">unused ??</text:span></text:p>
      <text:p text:style-name="P68"/>
      <text:p text:style-name="P69"/>
      <text:p text:style-name="P67"><text:span text:style-name="T45">Error OSTimer::startstart 43</text:span> </text:p>
      <text:p text:style-name="P61"/>
      <text:p text:style-name="P51"/>
      <text:p text:style-name="P62"/>
      <text:p text:style-name="P56">Замена TIM1 на TIM6</text:p>
      <text:p text:style-name="P58">main.c</text:p>
      <text:p text:style-name="P5"><text:span text:style-name="T2">void</text:span><text:span text:style-name="T8"> </text:span><text:span text:style-name="T18">HAL_TIM_PeriodElapsedCallback</text:span>(<text:span text:style-name="T42">TIM_HandleTypeDef</text:span><text:span text:style-name="T8"> </text:span>*<text:span text:style-name="T47">htim</text:span>)</text:p>
      <text:p text:style-name="P38">{</text:p>
      <text:p text:style-name="P38"><text:span text:style-name="T8"><text:s text:c="2"/></text:span><text:span text:style-name="T2">if</text:span><text:span text:style-name="T8"> </text:span>(<text:span text:style-name="T47">htim</text:span>-&gt;<text:span text:style-name="T52">Instance</text:span><text:span text:style-name="T8"> </text:span>==<text:span text:style-name="T8"> </text:span><text:span text:style-name="T35">TIM6</text:span>)<text:span text:style-name="T8"> </text:span>{</text:p>
      <text:p text:style-name="P38"><text:span text:style-name="T8"><text:s text:c="4"/></text:span><text:span text:style-name="T17">HAL_IncTick</text:span>();</text:p>
      <text:p text:style-name="P38"><text:span text:style-name="T8"><text:s text:c="2"/></text:span>}</text:p>
      <text:p text:style-name="P38">}</text:p>
      <text:p text:style-name="P38"><text:soft-page-break/></text:p>
      <text:p text:style-name="P59">stm32h7xx_hal_timebase_tim.c</text:p>
      <text:p text:style-name="P5"><text:span text:style-name="T42">TIM_HandleTypeDef</text:span><text:span text:style-name="T8"> <text:s text:c="7"/></text:span><text:span text:style-name="T29">htim6</text:span>;</text:p>
      <text:p text:style-name="P5"><text:span text:style-name="T42">HAL_StatusTypeDef</text:span><text:span text:style-name="T8"> </text:span><text:span text:style-name="T18">HAL_InitTick</text:span>(<text:span text:style-name="T42">uint32_t</text:span><text:span text:style-name="T8"> </text:span><text:span text:style-name="T47">TickPriority</text:span>) <text:span text:style-name="T108">сильно меняется</text:span></text:p>
      <text:p text:style-name="P5"><text:span text:style-name="T2">void</text:span><text:span text:style-name="T8"> </text:span><text:span text:style-name="T18">HAL_ResumeTick</text:span>(<text:span text:style-name="T2">void</text:span>)</text:p>
      <text:p text:style-name="P38">{</text:p>
      <text:p text:style-name="P38"><text:span text:style-name="T8"><text:s text:c="2"/></text:span><text:span text:style-name="T107">/*</text:span><text:span text:style-name="T8"> </text:span><text:span text:style-name="T107">Enable</text:span><text:span text:style-name="T8"> </text:span><text:span text:style-name="T107">TIM6</text:span><text:span text:style-name="T8"> </text:span><text:span text:style-name="T107">Update</text:span><text:span text:style-name="T8"> </text:span><text:span text:style-name="T107">interrupt</text:span><text:span text:style-name="T8"> </text:span><text:span text:style-name="T107">*/</text:span></text:p>
      <text:p text:style-name="P38"><text:span text:style-name="T8"><text:s text:c="2"/></text:span><text:span text:style-name="T35">__HAL_TIM_ENABLE_IT</text:span>(&amp;<text:span text:style-name="T29">htim6</text:span>,<text:span text:style-name="T8"> </text:span><text:span text:style-name="T35">TIM_IT_UPDATE</text:span>);</text:p>
      <text:p text:style-name="P38">}</text:p>
      <text:p text:style-name="P38">stm32h7xx_it.c</text:p>
      <text:p text:style-name="P38"><text:span text:style-name="T2">void</text:span><text:span text:style-name="T8"> </text:span><text:span text:style-name="T18">TIM6_DAC_IRQHandler</text:span>(<text:span text:style-name="T2">void</text:span>)</text:p>
      <text:p text:style-name="P38">{</text:p>
      <text:p text:style-name="P38"><text:span text:style-name="T8"><text:s text:c="2"/></text:span><text:span text:style-name="T17">HAL_TIM_IRQHandler</text:span>(<text:span text:style-name="T109">&amp;</text:span><text:span text:style-name="T34">htim6</text:span>);</text:p>
      <text:p text:style-name="P38">}</text:p>
      <text:p text:style-name="P39"/>
      <text:p text:style-name="P7">Добавление таймера во FREERTOS</text:p>
      <text:p text:style-name="P5">FreeRTOSConfig.h</text:p>
      <text:p text:style-name="P5"><text:span text:style-name="T107">/*</text:span><text:span text:style-name="T8"> </text:span><text:span text:style-name="T107">Software</text:span><text:span text:style-name="T8"> </text:span><text:span text:style-name="T107">timer</text:span><text:span text:style-name="T8"> </text:span><text:span text:style-name="T107">definitions.</text:span><text:span text:style-name="T8"> </text:span><text:span text:style-name="T107">*/</text:span></text:p>
      <text:p text:style-name="P38">#<text:span text:style-name="T35">define</text:span><text:span text:style-name="T8"> </text:span><text:span text:style-name="T35">configUSE_TIMERS</text:span><text:span text:style-name="T8"> <text:s text:c="24"/></text:span><text:span text:style-name="T35">1</text:span></text:p>
      <text:p text:style-name="P38">#<text:span text:style-name="T35">define</text:span><text:span text:style-name="T8"> </text:span><text:span text:style-name="T35">configTIMER_TASK_PRIORITY</text:span><text:span text:style-name="T8"> <text:s text:c="15"/></text:span>(<text:span text:style-name="T8"> </text:span><text:span text:style-name="T35">2</text:span><text:span text:style-name="T8"> </text:span>)</text:p>
      <text:p text:style-name="P38">#<text:span text:style-name="T35">define</text:span><text:span text:style-name="T8"> </text:span><text:span text:style-name="T35">configTIMER_QUEUE_LENGTH</text:span><text:span text:style-name="T8"> <text:s text:c="16"/></text:span><text:span text:style-name="T35">10</text:span></text:p>
      <text:p text:style-name="P38">#<text:span text:style-name="T35">define</text:span><text:span text:style-name="T8"> </text:span><text:span text:style-name="T35">configTIMER_TASK_STACK_DEPTH</text:span><text:span text:style-name="T8"> <text:s text:c="12"/></text:span><text:span text:style-name="T35">512</text:span></text:p>
      <text:p text:style-name="P37"/>
      <text:p text:style-name="P5">main.c</text:p>
      <text:p text:style-name="P5"><text:span text:style-name="T42">osTimerId</text:span><text:span text:style-name="T8"> </text:span><text:span text:style-name="T29">myTimer01Handle</text:span>;</text:p>
      <text:p text:style-name="P5"><text:span text:style-name="T2">void</text:span><text:span text:style-name="T8"> </text:span><text:span text:style-name="T18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47">argument</text:span>);</text:p>
      <text:p text:style-name="P5"/>
      <text:p text:style-name="P5"><text:span text:style-name="T8"><text:s text:c="2"/></text:span><text:span text:style-name="T107">/*</text:span><text:span text:style-name="T8"> </text:span><text:span text:style-name="T107">Create</text:span><text:span text:style-name="T8"> </text:span><text:span text:style-name="T107">the</text:span><text:span text:style-name="T8"> </text:span><text:span text:style-name="T107">timer(s)</text:span><text:span text:style-name="T8"> </text:span><text:span text:style-name="T107">*/</text:span></text:p>
      <text:p text:style-name="P36"><text:span text:style-name="T8"><text:s text:c="2"/></text:span><text:span text:style-name="T107">/*</text:span><text:span text:style-name="T8"> </text:span><text:span text:style-name="T107">definition</text:span><text:span text:style-name="T8"> </text:span><text:span text:style-name="T107">and</text:span><text:span text:style-name="T8"> </text:span><text:span text:style-name="T107">creation</text:span><text:span text:style-name="T8"> </text:span><text:span text:style-name="T107">of</text:span><text:span text:style-name="T8"> </text:span><text:span text:style-name="T107">myTimer01</text:span><text:span text:style-name="T8"> </text:span><text:span text:style-name="T107">*/</text:span></text:p>
      <text:p text:style-name="P36"><text:span text:style-name="T8"><text:s text:c="2"/></text:span><text:span text:style-name="T35">osTimerDef</text:span>(<text:span text:style-name="T47">myTimer01</text:span>,<text:span text:style-name="T8"> </text:span><text:span text:style-name="T17">Callback01</text:span>);</text:p>
      <text:p text:style-name="P36"><text:span text:style-name="T8"><text:s text:c="2"/></text:span><text:span text:style-name="T29">myTimer01Handle</text:span><text:span text:style-name="T8"> </text:span>=<text:span text:style-name="T8"> </text:span><text:span text:style-name="T17">osTimerCreate</text:span>(<text:span text:style-name="T35">osTimer</text:span>(<text:span text:style-name="T18">myTimer01</text:span>),<text:span text:style-name="T8"> </text:span><text:span text:style-name="T42">osTimerPeriodic</text:span>,<text:span text:style-name="T8"> </text:span><text:span text:style-name="T35">NULL</text:span>);</text:p>
      <text:p text:style-name="P5"/>
      <text:p text:style-name="P5"><text:span text:style-name="T107">/*</text:span><text:span text:style-name="T8"> </text:span><text:span text:style-name="T107">Callback01</text:span><text:span text:style-name="T8"> </text:span><text:span text:style-name="T107">function</text:span><text:span text:style-name="T8"> </text:span><text:span text:style-name="T107">*/</text:span></text:p>
      <text:p text:style-name="P36"><text:span text:style-name="T2">void</text:span><text:span text:style-name="T8"> </text:span><text:span text:style-name="T18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47">argument</text:span>)</text:p>
      <text:p text:style-name="P36">{</text:p>
      <text:p text:style-name="P31"><text:span text:style-name="T8"><text:s text:c="2"/></text:span><text:span text:style-name="T107">/*</text:span><text:span text:style-name="T8"> </text:span><text:span text:style-name="T107">USER</text:span><text:span text:style-name="T8"> </text:span><text:span text:style-name="T107">CODE</text:span><text:span text:style-name="T8"> </text:span><text:span text:style-name="T107">BEGIN</text:span><text:span text:style-name="T8"> </text:span><text:span text:style-name="T107">Callback01</text:span><text:span text:style-name="T8"> </text:span><text:span text:style-name="T107">*/</text:span></text:p>
      <text:p text:style-name="P36"><text:span text:style-name="T8"><text:s text:c="2"/></text:span><text:span text:style-name="T107">/*</text:span><text:span text:style-name="T8"> </text:span><text:span text:style-name="T107">USER</text:span><text:span text:style-name="T8"> </text:span><text:span text:style-name="T107">CODE</text:span><text:span text:style-name="T8"> </text:span><text:span text:style-name="T107">END</text:span><text:span text:style-name="T8"> </text:span><text:span text:style-name="T107">Callback01</text:span><text:span text:style-name="T8"> </text:span><text:span text:style-name="T107">*/</text:span></text:p>
      <text:p text:style-name="P36">}</text:p>
      <text:p text:style-name="P50"/>
      <text:p text:style-name="P17"><text:span text:style-name="T4">void</text:span><text:span text:style-name="T10"> </text:span><text:span text:style-name="T26">GPIOInit</text:span><text:span text:style-name="T60">(</text:span><text:span text:style-name="T4">void</text:span><text:span text:style-name="T60">) <text:s/></text:span><text:span text:style-name="T61">здесь запускается таймер с периодом 50 мс и в калбеке </text:span><text:span text:style-name="T62">у</text:span><text:span text:style-name="T61">правляем aLed</text:span></text:p>
      <text:p text:style-name="P62"/>
      <text:p text:style-name="P78"/>
      <text:p text:style-name="P78"/>
      <text:p text:style-name="P80">ТО ЧТО Я ДОБАВИЛ</text:p>
      <text:p text:style-name="P78">- <text:span text:style-name="T112">Проверить MAC адреса присвоение</text:span></text:p>
      <text:p text:style-name="P79">- Проверить задачу которая дергает Link</text:p>
      <text:p text:style-name="P79">- Проверить фильтр MAC адресов</text:p>
      <text:p text:style-name="P79">- Проверить в поток передаю не структуру а семафор</text:p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>AUDIO</text:p>
      <text:p text:style-name="P52"><text:span text:style-name="T1">С</text:span>оздаются 4 семафора</text:p>
      <text:p text:style-name="P22"><text:span text:style-name="T2">static</text:span><text:span text:style-name="T8"> </text:span><text:span text:style-name="T42">osSemaphoreId</text:span><text:span text:style-name="T8"> </text:span><text:span text:style-name="T29">semaphoreRxFullId</text:span>; <text:s/><text:span text:style-name="T110">сбрасывается в каллбеке <text:s/></text:span><text:span text:style-name="T21">HAL_SAI_RxCpltCallback</text:span></text:p>
      <text:p text:style-name="P35"><text:span text:style-name="T2">static</text:span><text:span text:style-name="T8"> </text:span><text:span text:style-name="T42">osSemaphoreId</text:span><text:span text:style-name="T8"> </text:span><text:span text:style-name="T29">semaphoreRxHalfId</text:span>; <text:s/><text:span text:style-name="T110">сбрасывается в каллбеке <text:s/></text:span><text:span text:style-name="T21">HAL_SAI_RxHalfCpltCallback</text:span></text:p>
      <text:p text:style-name="P35"><text:span text:style-name="T2">static</text:span><text:span text:style-name="T8"> </text:span><text:span text:style-name="T42">osSemaphoreId</text:span><text:span text:style-name="T8"> </text:span><text:span text:style-name="T29">semaphoreTxFullId</text:span>; <text:s/><text:span text:style-name="T110">сбрасывается в каллбеке <text:s/></text:span><text:span text:style-name="T21">HAL_SAI_TxCpltCallback</text:span></text:p>
      <text:p text:style-name="P35"><text:span text:style-name="T2">static</text:span><text:span text:style-name="T8"> </text:span><text:span text:style-name="T42">osSemaphoreId</text:span><text:span text:style-name="T8"> </text:span><text:span text:style-name="T29">semaphoreTxHalfId</text:span>; <text:s/><text:span text:style-name="T110">сбрасывается в каллбеке <text:s/></text:span><text:span text:style-name="T21">HAL_SAI_TxHalfCpltCallback</text:span></text:p>
      <text:p text:style-name="P63"/>
      <text:p text:style-name="P64">Запускаются 8 потоков</text:p>
      <text:p text:style-name="P19"><text:span text:style-name="T2">_Noreturn</text:span><text:span text:style-name="T8"> </text:span><text:span text:style-name="T2">void</text:span><text:span text:style-name="T8"> </text:span><text:span text:style-name="T18">sendHalfThread</text:span>(<text:span text:style-name="T2">void</text:span><text:span text:style-name="T8"> </text:span><text:span text:style-name="T2">const</text:span><text:span text:style-name="T8"> </text:span>*<text:span text:style-name="T47">arg</text:span>)</text:p>
      <text:p text:style-name="P19"><text:span text:style-name="T2">_Noreturn</text:span><text:span text:style-name="T8"> </text:span><text:span text:style-name="T2">void</text:span><text:span text:style-name="T8"> </text:span><text:span text:style-name="T18">sendFullThread</text:span>(<text:span text:style-name="T2">void</text:span><text:span text:style-name="T8"> </text:span><text:span text:style-name="T2">const</text:span><text:span text:style-name="T8"> </text:span>*<text:span text:style-name="T47">arg</text:span>)</text:p>
      <text:p text:style-name="P23"><text:span text:style-name="T5">void</text:span><text:span text:style-name="T11"> </text:span><text:span text:style-name="T24">threadAudioTxHalf</text:span><text:span text:style-name="T92">(</text:span><text:span text:style-name="T5">void</text:span><text:span text:style-name="T11"> </text:span><text:span text:style-name="T5">const</text:span><text:span text:style-name="T11"> </text:span><text:span text:style-name="T92">*</text:span><text:span text:style-name="T50">arg</text:span><text:span text:style-name="T92">) <text:s text:c="11"/></text:span><text:span text:style-name="T93">В потоке </text:span><text:span text:style-name="T99">захватывается</text:span><text:span text:style-name="T93"> семафор <text:s/></text:span><text:span text:style-name="T32">semaphoreTxHalfId</text:span></text:p>
      <text:p text:style-name="P21"><text:span text:style-name="T3">void</text:span><text:span text:style-name="T9"> </text:span><text:span text:style-name="T19">threadAudioTxFull</text:span><text:span text:style-name="T30">(</text:span><text:span text:style-name="T3">void</text:span><text:span text:style-name="T9"> </text:span><text:span text:style-name="T3">const</text:span><text:span text:style-name="T9"> </text:span><text:span text:style-name="T30">*</text:span><text:span text:style-name="T48">arg</text:span><text:span text:style-name="T30">) <text:s text:c="11"/></text:span><text:span text:style-name="T64">В потоке </text:span><text:span text:style-name="T77">захватывается</text:span><text:span text:style-name="T64"> семафор</text:span><text:span text:style-name="T31"> <text:s/>semaphoreTxFullId</text:span></text:p>
      <text:p text:style-name="P20"><text:span text:style-name="T3">_Noreturn</text:span><text:span text:style-name="T9"> </text:span><text:span text:style-name="T3">void</text:span><text:span text:style-name="T9"> </text:span><text:span text:style-name="T19">timerForMixAudio</text:span><text:span text:style-name="T30">(</text:span><text:span text:style-name="T3">void</text:span><text:span text:style-name="T9"> </text:span><text:span text:style-name="T3">const</text:span><text:span text:style-name="T9"> </text:span><text:span text:style-name="T30">*</text:span><text:span text:style-name="T48">arg</text:span><text:span text:style-name="T30">)</text:span></text:p>
      <text:p text:style-name="P24"><text:span text:style-name="T4">void</text:span><text:span text:style-name="T10"> </text:span><text:span text:style-name="T23">threadAudioRxFull</text:span><text:span text:style-name="T32">(</text:span><text:span text:style-name="T4">void</text:span><text:span text:style-name="T10"> </text:span><text:span text:style-name="T4">const</text:span><text:span text:style-name="T10"> </text:span><text:span text:style-name="T32">*</text:span><text:span text:style-name="T49">arg</text:span><text:span text:style-name="T32">) <text:s text:c="11"/></text:span><text:span text:style-name="T65">В потоке </text:span><text:span text:style-name="T78">захватывается</text:span><text:span text:style-name="T65"> семафор</text:span><text:span text:style-name="T33"> <text:s/></text:span><text:span text:style-name="T32">semaphoreRxFullId <text:s text:c="25"/></text:span></text:p>
      <text:p text:style-name="P21"><text:span text:style-name="T3">void</text:span><text:span text:style-name="T9"> </text:span><text:span text:style-name="T19">threadAudioRxHalf</text:span><text:span text:style-name="T30">(</text:span><text:span text:style-name="T3">void</text:span><text:span text:style-name="T9"> </text:span><text:span text:style-name="T3">const</text:span><text:span text:style-name="T9"> </text:span><text:span text:style-name="T30">*</text:span><text:span text:style-name="T48">arg</text:span><text:span text:style-name="T30">) <text:s text:c="11"/></text:span><text:span text:style-name="T64">В потоке </text:span><text:span text:style-name="T77">захватывается</text:span><text:span text:style-name="T64"> семафор</text:span><text:span text:style-name="T31"> <text:s/>semaphoreRxHalfId</text:span></text:p>
      <text:p text:style-name="P20"><text:span text:style-name="T3">_Noreturn</text:span><text:span text:style-name="T9"> </text:span><text:span text:style-name="T3">void</text:span><text:span text:style-name="T9"> </text:span><text:span text:style-name="T19">lostPackThread</text:span><text:span text:style-name="T30">(</text:span><text:span text:style-name="T3">void</text:span><text:span text:style-name="T9"> </text:span><text:span text:style-name="T3">const</text:span><text:span text:style-name="T9"> </text:span><text:span text:style-name="T30">*</text:span><text:span text:style-name="T48">arg</text:span><text:span text:style-name="T30">)</text:span></text:p>
      <text:p text:style-name="P2"/>
      <text:p text:style-name="P53"><text:span text:style-name="T58">Семафоры сбрасываются в каллбек</text:span><text:span text:style-name="T63">ах</text:span></text:p>
      <text:p text:style-name="P53"/>
      <text:p text:style-name="P3"><text:span text:style-name="T2">void</text:span><text:span text:style-name="T8"> </text:span><text:span text:style-name="T18">HAL_SAI_TxCpltCallback</text:span>(<text:span text:style-name="T42">SAI_HandleTypeDef</text:span><text:span text:style-name="T8"> </text:span>*<text:span text:style-name="T47">hOutSai</text:span>)</text:p>
      <text:p text:style-name="P34">{</text:p>
      <text:p text:style-name="P34"><text:span text:style-name="T8"><text:s text:c="4"/></text:span><text:span text:style-name="T2">if</text:span><text:span text:style-name="T8"> </text:span>(<text:span text:style-name="T47">hOutSai</text:span>-&gt;<text:span text:style-name="T52">Instance</text:span><text:span text:style-name="T8"> </text:span>==<text:span text:style-name="T8"> </text:span><text:span text:style-name="T35">SAI1_Block_A</text:span>)<text:span text:style-name="T8"> </text:span>{</text:p>
      <text:p text:style-name="P34"><text:span text:style-name="T8"><text:s text:c="8"/></text:span><text:span text:style-name="T17">osSemaphoreRelease</text:span>(<text:span text:style-name="T29">semaphoreTxFullId</text:span>);</text:p>
      <text:p text:style-name="P34"><text:span text:style-name="T8"><text:s text:c="4"/></text:span>}</text:p>
      <text:p text:style-name="P34">}</text:p>
      <text:p text:style-name="P3"><text:span text:style-name="T2">void</text:span><text:span text:style-name="T8"> </text:span><text:span text:style-name="T18">HAL_SAI_TxHalfCpltCallback</text:span>(<text:span text:style-name="T42">SAI_HandleTypeDef</text:span><text:span text:style-name="T8"> </text:span>*<text:span text:style-name="T47">hOutSai</text:span>)</text:p>
      <text:p text:style-name="P34">{</text:p>
      <text:p text:style-name="P34"><text:span text:style-name="T8"><text:s text:c="4"/></text:span><text:span text:style-name="T2">if</text:span><text:span text:style-name="T8"> </text:span>(<text:span text:style-name="T47">hOutSai</text:span>-&gt;<text:span text:style-name="T52">Instance</text:span><text:span text:style-name="T8"> </text:span>==<text:span text:style-name="T8"> </text:span><text:span text:style-name="T35">SAI1_Block_A</text:span>)<text:span text:style-name="T8"> </text:span>{</text:p>
      <text:p text:style-name="P34"><text:span text:style-name="T8"><text:s text:c="8"/></text:span><text:span text:style-name="T17">osSemaphoreRelease</text:span>(<text:span text:style-name="T29">semaphoreTxHalfId</text:span>);</text:p>
      <text:p text:style-name="P34"><text:span text:style-name="T8"><text:s text:c="4"/></text:span>}</text:p>
      <text:p text:style-name="P34">}</text:p>
      <text:p text:style-name="P3"><text:span text:style-name="T2">void</text:span><text:span text:style-name="T8"> </text:span><text:span text:style-name="T18">HAL_SAI_RxCpltCallback</text:span>(<text:span text:style-name="T42">SAI_HandleTypeDef</text:span><text:span text:style-name="T8"> </text:span>*<text:span text:style-name="T47">hInSai</text:span>)</text:p>
      <text:p text:style-name="P34">{</text:p>
      <text:p text:style-name="P34"><text:span text:style-name="T8"><text:s text:c="4"/></text:span><text:span text:style-name="T2">if</text:span><text:span text:style-name="T8"> </text:span>(<text:span text:style-name="T47">hInSai</text:span>-&gt;<text:span text:style-name="T52">Instance</text:span><text:span text:style-name="T8"> </text:span>==<text:span text:style-name="T8"> </text:span><text:span text:style-name="T35">SAI1_Block_B</text:span>)<text:span text:style-name="T8"> </text:span>{</text:p>
      <text:p text:style-name="P34"><text:span text:style-name="T8"><text:s text:c="8"/></text:span><text:span text:style-name="T17">osSemaphoreRelease</text:span>(<text:span text:style-name="T29">semaphoreRxFullId</text:span>);</text:p>
      <text:p text:style-name="P34"><text:span text:style-name="T8"><text:s text:c="4"/></text:span>}</text:p>
      <text:p text:style-name="P30">}</text:p>
      <text:p text:style-name="P34"><text:span text:style-name="T2">void</text:span><text:span text:style-name="T8"> </text:span><text:span text:style-name="T18">HAL_SAI_RxHalfCpltCallback</text:span>(<text:span text:style-name="T42">SAI_HandleTypeDef</text:span><text:span text:style-name="T8"> </text:span>*<text:span text:style-name="T47">hInSai</text:span>)</text:p>
      <text:p text:style-name="P34">{</text:p>
      <text:p text:style-name="P34"><text:span text:style-name="T8"><text:s text:c="4"/></text:span><text:span text:style-name="T2">if</text:span><text:span text:style-name="T8"> </text:span>(<text:span text:style-name="T47">hInSai</text:span>-&gt;<text:span text:style-name="T52">Instance</text:span><text:span text:style-name="T8"> </text:span>==<text:span text:style-name="T8"> </text:span><text:span text:style-name="T35">SAI1_Block_B</text:span>)<text:span text:style-name="T8"> </text:span>{</text:p>
      <text:p text:style-name="P34"><text:span text:style-name="T8"><text:s text:c="8"/></text:span><text:span text:style-name="T17">osSemaphoreRelease</text:span>(<text:span text:style-name="T29">semaphoreRxHalfId</text:span>);</text:p>
      <text:p text:style-name="P34"><text:span text:style-name="T8"><text:s text:c="4"/></text:span>}</text:p>
      <text:p text:style-name="P34">}</text:p>
      <text:p text:style-name="P48"/>
      <text:p text:style-name="P49"/>
      <text:p text:style-name="P66">stm32h7xx_hal_sai.c</text:p>
      <text:p text:style-name="P28"><text:soft-page-break/><text:span text:style-name="T36">SAI</text:span><text:span text:style-name="T13"> </text:span><text:span text:style-name="T36">HAL</text:span><text:span text:style-name="T13"> </text:span><text:span text:style-name="T36">module</text:span><text:span text:style-name="T13"> </text:span><text:span text:style-name="T36">driver.</text:span></text:p>
      <text:p text:style-name="P33"><text:span text:style-name="T35">This</text:span><text:span text:style-name="T8"> </text:span><text:span text:style-name="T35">file</text:span><text:span text:style-name="T8"> </text:span><text:span text:style-name="T35">provides</text:span><text:span text:style-name="T8"> </text:span><text:span text:style-name="T35">firmware</text:span><text:span text:style-name="T8"> </text:span><text:span text:style-name="T35">functions</text:span><text:span text:style-name="T8"> </text:span><text:span text:style-name="T35">to</text:span><text:span text:style-name="T8"> </text:span><text:span text:style-name="T35">manage</text:span><text:span text:style-name="T8"> </text:span><text:span text:style-name="T35">the</text:span><text:span text:style-name="T8"> </text:span><text:span text:style-name="T35">following</text:span></text:p>
      <text:p text:style-name="P33"><text:span text:style-name="T35">functionalities</text:span><text:span text:style-name="T8"> </text:span><text:span text:style-name="T35">of</text:span><text:span text:style-name="T8"> </text:span><text:span text:style-name="T35">the</text:span><text:span text:style-name="T8"> </text:span><text:span text:style-name="T35">Serial</text:span><text:span text:style-name="T8"> </text:span><text:span text:style-name="T35">Audio</text:span><text:span text:style-name="T8"> </text:span><text:span text:style-name="T35">Interface</text:span><text:span text:style-name="T8"> </text:span><text:span text:style-name="T35">(SAI)</text:span><text:span text:style-name="T8"> </text:span><text:span text:style-name="T35">peripheral:</text:span></text:p>
      <text:p text:style-name="P33"><text:span text:style-name="T35">+</text:span><text:span text:style-name="T8"> </text:span><text:span text:style-name="T35">Initialization/de-initialization</text:span><text:span text:style-name="T8"> </text:span><text:span text:style-name="T35">functions</text:span></text:p>
      <text:p text:style-name="P33"><text:span text:style-name="T35">+</text:span><text:span text:style-name="T8"> </text:span><text:span text:style-name="T35">I/O</text:span><text:span text:style-name="T8"> </text:span><text:span text:style-name="T35">operation</text:span><text:span text:style-name="T8"> </text:span><text:span text:style-name="T35">functions</text:span></text:p>
      <text:p text:style-name="P33"><text:span text:style-name="T35">+</text:span><text:span text:style-name="T8"> </text:span><text:span text:style-name="T35">Peripheral</text:span><text:span text:style-name="T8"> </text:span><text:span text:style-name="T35">Control</text:span><text:span text:style-name="T8"> </text:span><text:span text:style-name="T35">functions</text:span></text:p>
      <text:p text:style-name="P33"><text:span text:style-name="T35">+</text:span><text:span text:style-name="T8"> </text:span><text:span text:style-name="T35">Peripheral</text:span><text:span text:style-name="T8"> </text:span><text:span text:style-name="T35">State</text:span><text:span text:style-name="T8"> </text:span><text:span text:style-name="T35">functions</text:span></text:p>
      <text:p text:style-name="P72"/>
      <text:p text:style-name="P33"><text:span text:style-name="T8"><text:s text:c="18"/></text:span><text:span text:style-name="T35">#####</text:span><text:span text:style-name="T8"> </text:span><text:span text:style-name="T35">How</text:span><text:span text:style-name="T8"> </text:span><text:span text:style-name="T35">to</text:span><text:span text:style-name="T8"> </text:span><text:span text:style-name="T35">use</text:span><text:span text:style-name="T8"> </text:span><text:span text:style-name="T35">this</text:span><text:span text:style-name="T8"> </text:span><text:span text:style-name="T35">driver</text:span><text:span text:style-name="T8"> </text:span><text:span text:style-name="T35">#####</text:span></text:p>
      <text:p text:style-name="P29"><text:span text:style-name="T8"><text:s text:c="2"/></text:span><text:span text:style-name="T35">==============================================================================</text:span></text:p>
      <text:p text:style-name="P33"><text:span text:style-name="T8"><text:s text:c="2"/></text:span><text:span text:style-name="T35">[..]</text:span></text:p>
      <text:p text:style-name="P29"><text:span text:style-name="T8"><text:s text:c="4"/></text:span><text:span text:style-name="T35">The</text:span><text:span text:style-name="T8"> </text:span><text:span text:style-name="T35">SAI</text:span><text:span text:style-name="T8"> </text:span><text:span text:style-name="T35">HAL</text:span><text:span text:style-name="T8"> </text:span><text:span text:style-name="T35">driver</text:span><text:span text:style-name="T8"> </text:span><text:span text:style-name="T35">can</text:span><text:span text:style-name="T8"> </text:span><text:span text:style-name="T35">be</text:span><text:span text:style-name="T8"> </text:span><text:span text:style-name="T35">used</text:span><text:span text:style-name="T8"> </text:span><text:span text:style-name="T35">as</text:span><text:span text:style-name="T8"> </text:span><text:span text:style-name="T35">follows:</text:span></text:p>
      <text:p text:style-name="P44"><text:span text:style-name="T8"><text:s text:c="4"/></text:span><text:span text:style-name="T35">(#)</text:span><text:span text:style-name="T8"> </text:span><text:span text:style-name="T35">Declare</text:span><text:span text:style-name="T8"> </text:span><text:span text:style-name="T35">a</text:span><text:span text:style-name="T8"> </text:span><text:span text:style-name="T35">SAI_HandleTypeDef</text:span><text:span text:style-name="T8"> </text:span><text:span text:style-name="T35">handle</text:span><text:span text:style-name="T8"> </text:span><text:span text:style-name="T35">structure</text:span><text:span text:style-name="T8"> </text:span><text:span text:style-name="T35">(eg.</text:span><text:span text:style-name="T8"> </text:span><text:span text:style-name="T35">SAI_HandleTypeDef</text:span><text:span text:style-name="T8"> </text:span><text:span text:style-name="T35">hsai).</text:span></text:p>
      <text:p text:style-name="P73"/>
      <text:p text:style-name="P76"/>
      <text:p text:style-name="P40">sai.<text:span text:style-name="T100">h</text:span></text:p>
      <text:p text:style-name="P33"><text:span text:style-name="T42">SAI_HandleTypeDef</text:span><text:span text:style-name="T8"> </text:span><text:span text:style-name="T35">*</text:span><text:span text:style-name="T52">hOutSai</text:span><text:span text:style-name="T35">; <text:s/></text:span><text:span text:style-name="T88">в классе </text:span><text:span text:style-name="T7">class</text:span><text:span text:style-name="T15"> </text:span><text:span text:style-name="T7">alignas</text:span><text:span text:style-name="T88">(</text:span><text:span text:style-name="T37">4</text:span><text:span text:style-name="T88">)</text:span><text:span text:style-name="T15"> </text:span><text:span text:style-name="T44">SAI</text:span></text:p>
      <text:p text:style-name="P33"><text:span text:style-name="T42">SAI_HandleTypeDef</text:span><text:span text:style-name="T8"> </text:span>*<text:span text:style-name="T52">hInSai</text:span>;</text:p>
      <text:p text:style-name="P73"/>
      <text:p text:style-name="P40">sai.cpp</text:p>
      <text:p text:style-name="P33"><text:span text:style-name="T42">SAI_HandleTypeDef</text:span><text:span text:style-name="T8"> </text:span><text:span text:style-name="T29">audioTxSai</text:span><text:span text:style-name="T35">;</text:span></text:p>
      <text:p text:style-name="P33"><text:span text:style-name="T42">SAI_HandleTypeDef</text:span><text:span text:style-name="T8"> </text:span><text:span text:style-name="T29">audioRxSai</text:span>;</text:p>
      <text:p text:style-name="P73"/>
      <text:p text:style-name="P41">в конструкторе SAI</text:p>
      <text:p text:style-name="P42"><text:span text:style-name="T8"><text:s text:c="4"/></text:span><text:span text:style-name="T52">hOutSai</text:span><text:span text:style-name="T8"> </text:span>=<text:span text:style-name="T8"> </text:span>&amp;<text:span text:style-name="T29">audioTxSai</text:span>;</text:p>
      <text:p text:style-name="P33"><text:span text:style-name="T8"><text:s text:c="4"/></text:span><text:span text:style-name="T52">hInSai</text:span><text:span text:style-name="T8"> </text:span>=<text:span text:style-name="T8"> </text:span>&amp;<text:span text:style-name="T29">audioRxSai</text:span>;</text:p>
      <text:p text:style-name="P43"><text:span text:style-name="T89">Инициализация проходит в функции </text:span><text:span text:style-name="T2">void</text:span><text:span text:style-name="T8"> </text:span><text:span text:style-name="T18">saiInitAudio</text:span>(<text:span text:style-name="T2">void</text:span>) <text:span text:style-name="T111">(вызывается при создании потока </text:span><text:span text:style-name="T18">threadAudioInit </text:span><text:span text:style-name="T90">)</text:span></text:p>
      <text:p text:style-name="P74"/>
      <text:p text:style-name="P73"/>
      <text:p text:style-name="P73"/>
      <text:p text:style-name="P33"><text:span text:style-name="T8"><text:s text:c="4"/></text:span><text:span text:style-name="T35">(#)</text:span><text:span text:style-name="T8"> </text:span><text:span text:style-name="T35">Initialize</text:span><text:span text:style-name="T8"> </text:span><text:span text:style-name="T35">the</text:span><text:span text:style-name="T8"> </text:span><text:span text:style-name="T35">SAI</text:span><text:span text:style-name="T8"> </text:span><text:span text:style-name="T35">low</text:span><text:span text:style-name="T8"> </text:span><text:span text:style-name="T35">level</text:span><text:span text:style-name="T8"> </text:span><text:span text:style-name="T35">resources</text:span><text:span text:style-name="T8"> </text:span><text:span text:style-name="T35">by</text:span><text:span text:style-name="T8"> </text:span><text:span text:style-name="T35">implementing</text:span><text:span text:style-name="T8"> </text:span><text:span text:style-name="T35">the</text:span><text:span text:style-name="T8"> </text:span><text:span text:style-name="T35">HAL_SAI_MspInit()</text:span><text:span text:style-name="T8"> </text:span><text:span text:style-name="T35">API:</text:span></text:p>
      <text:p text:style-name="P33"><text:span text:style-name="T8"><text:s text:c="8"/></text:span><text:span text:style-name="T35">(##)</text:span><text:span text:style-name="T8"> </text:span><text:span text:style-name="T35">Enable</text:span><text:span text:style-name="T8"> </text:span><text:span text:style-name="T35">the</text:span><text:span text:style-name="T8"> </text:span><text:span text:style-name="T35">SAI</text:span><text:span text:style-name="T8"> </text:span><text:span text:style-name="T35">interface</text:span><text:span text:style-name="T8"> </text:span><text:span text:style-name="T35">clock.</text:span></text:p>
      <text:p text:style-name="P33"><text:span text:style-name="T8"><text:s text:c="8"/></text:span><text:span text:style-name="T35">(##)</text:span><text:span text:style-name="T8"> </text:span><text:span text:style-name="T35">SAI</text:span><text:span text:style-name="T8"> </text:span><text:span text:style-name="T35">pins</text:span><text:span text:style-name="T8"> </text:span><text:span text:style-name="T35">configuration:</text:span></text:p>
      <text:p text:style-name="P33"><text:span text:style-name="T8"><text:s text:c="12"/></text:span><text:span text:style-name="T35">(+++)</text:span><text:span text:style-name="T8"> </text:span><text:span text:style-name="T35">Enable</text:span><text:span text:style-name="T8"> </text:span><text:span text:style-name="T35">the</text:span><text:span text:style-name="T8"> </text:span><text:span text:style-name="T35">clock</text:span><text:span text:style-name="T8"> </text:span><text:span text:style-name="T35">for</text:span><text:span text:style-name="T8"> </text:span><text:span text:style-name="T35">the</text:span><text:span text:style-name="T8"> </text:span><text:span text:style-name="T35">SAI</text:span><text:span text:style-name="T8"> </text:span><text:span text:style-name="T35">GPIOs.</text:span></text:p>
      <text:p text:style-name="P33"><text:span text:style-name="T8"><text:s text:c="12"/></text:span><text:span text:style-name="T35">(+++)</text:span><text:span text:style-name="T8"> </text:span><text:span text:style-name="T35">Configure</text:span><text:span text:style-name="T8"> </text:span><text:span text:style-name="T35">these</text:span><text:span text:style-name="T8"> </text:span><text:span text:style-name="T35">SAI</text:span><text:span text:style-name="T8"> </text:span><text:span text:style-name="T35">pins</text:span><text:span text:style-name="T8"> </text:span><text:span text:style-name="T35">as</text:span><text:span text:style-name="T8"> </text:span><text:span text:style-name="T35">alternate</text:span><text:span text:style-name="T8"> </text:span><text:span text:style-name="T35">function</text:span><text:span text:style-name="T8"> </text:span><text:span text:style-name="T35">pull-up.</text:span></text:p>
      <text:p text:style-name="P47"><text:s text:c="8"/>(##) NVIC configuration if you need to use interrupt process (HAL_SAI_Transmit_IT()</text:p>
      <text:p text:style-name="P47"><text:s text:c="13"/>and HAL_SAI_Receive_IT() APIs):</text:p>
      <text:p text:style-name="P47"><text:s text:c="12"/>(+++) Configure the SAI interrupt priority.</text:p>
      <text:p text:style-name="P32"><text:s text:c="12"/>(+++) Enable the NVIC SAI IRQ handle.</text:p>
      <text:p text:style-name="P44"><text:span text:style-name="T8"><text:s text:c="8"/></text:span><text:span text:style-name="T35">(##)</text:span><text:span text:style-name="T8"> </text:span><text:span text:style-name="T35">DMA</text:span><text:span text:style-name="T8"> </text:span><text:span text:style-name="T35">Configuration</text:span><text:span text:style-name="T8"> </text:span><text:span text:style-name="T35">if</text:span><text:span text:style-name="T8"> </text:span><text:span text:style-name="T35">you</text:span><text:span text:style-name="T8"> </text:span><text:span text:style-name="T35">need</text:span><text:span text:style-name="T8"> </text:span><text:span text:style-name="T35">to</text:span><text:span text:style-name="T8"> </text:span><text:span text:style-name="T35">use</text:span><text:span text:style-name="T8"> </text:span><text:span text:style-name="T35">DMA</text:span><text:span text:style-name="T8"> </text:span><text:span text:style-name="T35">process</text:span><text:span text:style-name="T8"> </text:span><text:span text:style-name="T35">(HAL_SAI_Transmit_DMA()</text:span></text:p>
      <text:p text:style-name="P44"><text:span text:style-name="T8"><text:s text:c="13"/></text:span><text:span text:style-name="T35">and</text:span><text:span text:style-name="T8"> </text:span><text:span text:style-name="T35">HAL_SAI_Receive_DMA()</text:span><text:span text:style-name="T8"> </text:span><text:span text:style-name="T35">APIs):</text:span></text:p>
      <text:p text:style-name="P73"/>
      <text:p text:style-name="P46"><text:span text:style-name="T91">в функции</text:span><text:span text:style-name="T39"> </text:span><text:span text:style-name="T42">ErrorCode</text:span><text:span text:style-name="T8"> </text:span><text:span text:style-name="T18">rtpCreate</text:span><text:span text:style-name="T35">(</text:span><text:span text:style-name="T42">uint32_t</text:span><text:span text:style-name="T8"> </text:span><text:span text:style-name="T47">port</text:span><text:span text:style-name="T35">,</text:span><text:span text:style-name="T8"> </text:span><text:span text:style-name="T42">uint32_t</text:span><text:span text:style-name="T8"> </text:span><text:span text:style-name="T47">type</text:span><text:span text:style-name="T35">)</text:span></text:p>
      <text:p text:style-name="P33"><text:span text:style-name="T8"><text:s text:c="4"/></text:span><text:span text:style-name="T17">HAL_SAI_Transmit_DMA</text:span><text:span text:style-name="T35">(</text:span><text:span text:style-name="T38">&amp;</text:span><text:span text:style-name="T34">audioTxSai</text:span><text:span text:style-name="T35">,</text:span><text:span text:style-name="T8"> </text:span><text:span text:style-name="T2">reinterpret_cast</text:span><text:span text:style-name="T38">&lt;</text:span><text:span text:style-name="T42">uint8_t</text:span><text:span text:style-name="T8"> </text:span><text:span text:style-name="T38">*&gt;(</text:span><text:span text:style-name="T34">txBuf</text:span><text:span text:style-name="T38">)</text:span><text:span text:style-name="T35">,</text:span><text:span text:style-name="T8"> </text:span><text:span text:style-name="T35">BUFFER_AUDIO_SIZE_RTP);</text:span></text:p>
      <text:p text:style-name="P33"><text:span text:style-name="T8"><text:s text:c="4"/></text:span><text:span text:style-name="T17">HAL_SAI_Receive_DMA</text:span>(<text:span text:style-name="T109">&amp;</text:span><text:span text:style-name="T34">audioRxSai</text:span>,<text:span text:style-name="T8"> </text:span><text:span text:style-name="T2">reinterpret_cast</text:span><text:span text:style-name="T109">&lt;</text:span><text:span text:style-name="T42">uint8_t</text:span><text:span text:style-name="T8"> </text:span><text:span text:style-name="T109">*&gt;(</text:span><text:span text:style-name="T34">rxBuf</text:span><text:span text:style-name="T109">)</text:span>,<text:span text:style-name="T8"> </text:span><text:span text:style-name="T35">BUFFER_AUDIO_SIZE_RTP</text:span>);</text:p>
      <text:p text:style-name="P73"/>
      <text:p text:style-name="P33"><text:span text:style-name="T8"><text:s text:c="12"/></text:span><text:span text:style-name="T40">(+++)</text:span><text:span text:style-name="T16"> </text:span><text:span text:style-name="T40">Declare</text:span><text:span text:style-name="T16"> </text:span><text:span text:style-name="T40">a</text:span><text:span text:style-name="T16"> </text:span><text:span text:style-name="T40">DMA</text:span><text:span text:style-name="T16"> </text:span><text:span text:style-name="T40">handle</text:span><text:span text:style-name="T16"> </text:span><text:span text:style-name="T40">structure</text:span><text:span text:style-name="T16"> </text:span><text:span text:style-name="T40">for</text:span><text:span text:style-name="T16"> </text:span><text:span text:style-name="T40">the</text:span><text:span text:style-name="T16"> </text:span><text:span text:style-name="T40">Tx/Rx</text:span><text:span text:style-name="T16"> </text:span><text:span text:style-name="T40">stream.</text:span></text:p>
      <text:p text:style-name="P75"/>
      <text:p text:style-name="P45"><text:span text:style-name="T91">в функции <text:s/></text:span><text:span text:style-name="T2">void</text:span><text:span text:style-name="T8"> </text:span><text:span text:style-name="T18">HAL_SAI_MspInit</text:span><text:span text:style-name="T35">(</text:span><text:span text:style-name="T42">SAI_HandleTypeDef</text:span><text:span text:style-name="T8"> </text:span><text:span text:style-name="T35">*</text:span><text:span text:style-name="T47">hsai</text:span><text:span text:style-name="T35">) </text:span><text:span text:style-name="T41">инициализация <text:s/></text:span></text:p>
      <text:p text:style-name="P33"><text:span text:style-name="T2">static</text:span><text:span text:style-name="T8"> </text:span><text:span text:style-name="T42">DMA_HandleTypeDef</text:span><text:span text:style-name="T8"> </text:span><text:span text:style-name="T29">hdmaSaiRx</text:span><text:span text:style-name="T35">;</text:span></text:p>
      <text:p text:style-name="P33"><text:span text:style-name="T2">static</text:span><text:span text:style-name="T8"> </text:span><text:span text:style-name="T42">DMA_HandleTypeDef</text:span><text:span text:style-name="T8"> </text:span><text:span text:style-name="T29">hdmaSaiTx</text:span>;</text:p>
      <text:p text:style-name="P73"/>
      <text:p text:style-name="P33"><text:span text:style-name="T8"><text:s text:c="12"/></text:span><text:span text:style-name="T35">(+++)</text:span><text:span text:style-name="T8"> </text:span><text:span text:style-name="T35">Enable</text:span><text:span text:style-name="T8"> </text:span><text:span text:style-name="T35">the</text:span><text:span text:style-name="T8"> </text:span><text:span text:style-name="T35">DMAx</text:span><text:span text:style-name="T8"> </text:span><text:span text:style-name="T35">interface</text:span><text:span text:style-name="T8"> </text:span><text:span text:style-name="T35">clock.</text:span></text:p>
      <text:p text:style-name="P33"><text:span text:style-name="T8"><text:s text:c="12"/></text:span><text:span text:style-name="T35">(+++)</text:span><text:span text:style-name="T8"> </text:span><text:span text:style-name="T35">Configure</text:span><text:span text:style-name="T8"> </text:span><text:span text:style-name="T35">the</text:span><text:span text:style-name="T8"> </text:span><text:span text:style-name="T35">declared</text:span><text:span text:style-name="T8"> </text:span><text:span text:style-name="T35">DMA</text:span><text:span text:style-name="T8"> </text:span><text:span text:style-name="T35">handle</text:span><text:span text:style-name="T8"> </text:span><text:span text:style-name="T35">structure</text:span><text:span text:style-name="T8"> </text:span><text:span text:style-name="T35">with</text:span><text:span text:style-name="T8"> </text:span><text:span text:style-name="T35">the</text:span><text:span text:style-name="T8"> </text:span><text:span text:style-name="T35">required</text:span><text:span text:style-name="T8"> </text:span><text:span text:style-name="T35">Tx/Rx</text:span><text:span text:style-name="T8"> </text:span><text:span text:style-name="T35">parameters.</text:span></text:p>
      <text:p text:style-name="P33"><text:span text:style-name="T8"><text:s text:c="12"/></text:span><text:span text:style-name="T35">(+++)</text:span><text:span text:style-name="T8"> </text:span><text:span text:style-name="T35">Configure</text:span><text:span text:style-name="T8"> </text:span><text:span text:style-name="T35">the</text:span><text:span text:style-name="T8"> </text:span><text:span text:style-name="T35">DMA</text:span><text:span text:style-name="T8"> </text:span><text:span text:style-name="T35">Tx/Rx</text:span><text:span text:style-name="T8"> </text:span><text:span text:style-name="T35">Stream.</text:span></text:p>
      <text:p text:style-name="P33"><text:span text:style-name="T8"><text:s text:c="12"/></text:span><text:span text:style-name="T35">(+++)</text:span><text:span text:style-name="T8"> </text:span><text:span text:style-name="T35">Associate</text:span><text:span text:style-name="T8"> </text:span><text:span text:style-name="T35">the</text:span><text:span text:style-name="T8"> </text:span><text:span text:style-name="T35">initialized</text:span><text:span text:style-name="T8"> </text:span><text:span text:style-name="T35">DMA</text:span><text:span text:style-name="T8"> </text:span><text:span text:style-name="T35">handle</text:span><text:span text:style-name="T8"> </text:span><text:span text:style-name="T35">to</text:span><text:span text:style-name="T8"> </text:span><text:span text:style-name="T35">the</text:span><text:span text:style-name="T8"> </text:span><text:span text:style-name="T35">SAI</text:span><text:span text:style-name="T8"> </text:span><text:span text:style-name="T35">DMA</text:span><text:span text:style-name="T8"> </text:span><text:span text:style-name="T35">Tx/Rx</text:span><text:span text:style-name="T8"> </text:span><text:span text:style-name="T35">handle.</text:span></text:p>
      <text:p text:style-name="P33"><text:span text:style-name="T8"><text:s text:c="12"/></text:span><text:span text:style-name="T35">(+++)</text:span><text:span text:style-name="T8"> </text:span><text:span text:style-name="T35">Configure</text:span><text:span text:style-name="T8"> </text:span><text:span text:style-name="T35">the</text:span><text:span text:style-name="T8"> </text:span><text:span text:style-name="T35">priority</text:span><text:span text:style-name="T8"> </text:span><text:span text:style-name="T35">and</text:span><text:span text:style-name="T8"> </text:span><text:span text:style-name="T35">enable</text:span><text:span text:style-name="T8"> </text:span><text:span text:style-name="T35">the</text:span><text:span text:style-name="T8"> </text:span><text:span text:style-name="T35">NVIC</text:span><text:span text:style-name="T8"> </text:span><text:span text:style-name="T35">for</text:span><text:span text:style-name="T8"> </text:span><text:span text:style-name="T35">the</text:span><text:span text:style-name="T8"> </text:span><text:span text:style-name="T35">transfer</text:span><text:span text:style-name="T8"> </text:span><text:span text:style-name="T35">complete</text:span><text:span text:style-name="T8"> </text:span><text:span text:style-name="T35">interrupt</text:span><text:span text:style-name="T8"> </text:span><text:span text:style-name="T35">on</text:span><text:span text:style-name="T8"> </text:span><text:span text:style-name="T35">the</text:span></text:p>
      <text:p text:style-name="P29"><text:span text:style-name="T8"><text:s text:c="16"/></text:span><text:span text:style-name="T35">DMA</text:span><text:span text:style-name="T8"> </text:span><text:span text:style-name="T35">Tx/Rx</text:span><text:span text:style-name="T8"> </text:span><text:span text:style-name="T35">Stream.</text:span></text:p>
      <text:p text:style-name="P33"><text:soft-page-break/><text:span text:style-name="T8"><text:s text:c="4"/></text:span><text:span text:style-name="T35">(#)</text:span><text:span text:style-name="T8"> </text:span><text:span text:style-name="T35">The</text:span><text:span text:style-name="T8"> </text:span><text:span text:style-name="T35">initialization</text:span><text:span text:style-name="T8"> </text:span><text:span text:style-name="T35">can</text:span><text:span text:style-name="T8"> </text:span><text:span text:style-name="T35">be</text:span><text:span text:style-name="T8"> </text:span><text:span text:style-name="T35">done</text:span><text:span text:style-name="T8"> </text:span><text:span text:style-name="T35">by</text:span><text:span text:style-name="T8"> </text:span><text:span text:style-name="T35">two</text:span><text:span text:style-name="T8"> </text:span><text:span text:style-name="T35">ways</text:span></text:p>
      <text:p text:style-name="P33"><text:span text:style-name="T8"><text:s text:c="8"/></text:span><text:span text:style-name="T35">(##)</text:span><text:span text:style-name="T8"> </text:span><text:span text:style-name="T35">Expert</text:span><text:span text:style-name="T8"> </text:span><text:span text:style-name="T35">mode</text:span><text:span text:style-name="T8"> </text:span><text:span text:style-name="T35">:</text:span><text:span text:style-name="T8"> </text:span><text:span text:style-name="T35">Initialize</text:span><text:span text:style-name="T8"> </text:span><text:span text:style-name="T35">the</text:span><text:span text:style-name="T8"> </text:span><text:span text:style-name="T35">structures</text:span><text:span text:style-name="T8"> </text:span><text:span text:style-name="T35">Init,</text:span><text:span text:style-name="T8"> </text:span><text:span text:style-name="T35">FrameInit</text:span><text:span text:style-name="T8"> </text:span><text:span text:style-name="T35">and</text:span><text:span text:style-name="T8"> </text:span><text:span text:style-name="T35">SlotInit</text:span><text:span text:style-name="T8"> </text:span><text:span text:style-name="T35">and</text:span><text:span text:style-name="T8"> </text:span><text:span text:style-name="T35">call</text:span><text:span text:style-name="T8"> </text:span><text:span text:style-name="T35">HAL_SAI_Init().</text:span></text:p>
      <text:p text:style-name="P29"><text:span text:style-name="T8"><text:s text:c="8"/></text:span><text:span text:style-name="T35">(##)</text:span><text:span text:style-name="T8"> </text:span><text:span text:style-name="T35">Simplified</text:span><text:span text:style-name="T8"> </text:span><text:span text:style-name="T35">mode</text:span><text:span text:style-name="T8"> </text:span><text:span text:style-name="T35">:</text:span><text:span text:style-name="T8"> </text:span><text:span text:style-name="T35">Initialize</text:span><text:span text:style-name="T8"> </text:span><text:span text:style-name="T35">the</text:span><text:span text:style-name="T8"> </text:span><text:span text:style-name="T35">high</text:span><text:span text:style-name="T8"> </text:span><text:span text:style-name="T35">part</text:span><text:span text:style-name="T8"> </text:span><text:span text:style-name="T35">of</text:span><text:span text:style-name="T8"> </text:span><text:span text:style-name="T35">Init</text:span><text:span text:style-name="T8"> </text:span><text:span text:style-name="T35">Structure</text:span><text:span text:style-name="T8"> </text:span><text:span text:style-name="T35">and</text:span><text:span text:style-name="T8"> </text:span><text:span text:style-name="T35">call</text:span><text:span text:style-name="T8"> </text:span><text:span text:style-name="T35">HAL_SAI_InitProtocol().</text:span></text:p>
      <text:p text:style-name="P33"><text:span text:style-name="T8"><text:s text:c="2"/></text:span><text:span text:style-name="T35">[..]</text:span></text:p>
      <text:p text:style-name="P33"><text:span text:style-name="T8"><text:s text:c="4"/></text:span><text:span text:style-name="T35">(@)</text:span><text:span text:style-name="T8"> </text:span><text:span text:style-name="T35">The</text:span><text:span text:style-name="T8"> </text:span><text:span text:style-name="T35">specific</text:span><text:span text:style-name="T8"> </text:span><text:span text:style-name="T35">SAI</text:span><text:span text:style-name="T8"> </text:span><text:span text:style-name="T35">interrupts</text:span><text:span text:style-name="T8"> </text:span><text:span text:style-name="T35">(FIFO</text:span><text:span text:style-name="T8"> </text:span><text:span text:style-name="T35">request</text:span><text:span text:style-name="T8"> </text:span><text:span text:style-name="T35">and</text:span><text:span text:style-name="T8"> </text:span><text:span text:style-name="T35">Overrun</text:span><text:span text:style-name="T8"> </text:span><text:span text:style-name="T35">underrun</text:span><text:span text:style-name="T8"> </text:span><text:span text:style-name="T35">interrupt)</text:span></text:p>
      <text:p text:style-name="P33"><text:span text:style-name="T8"><text:s text:c="8"/></text:span><text:span text:style-name="T35">will</text:span><text:span text:style-name="T8"> </text:span><text:span text:style-name="T35">be</text:span><text:span text:style-name="T8"> </text:span><text:span text:style-name="T35">managed</text:span><text:span text:style-name="T8"> </text:span><text:span text:style-name="T35">using</text:span><text:span text:style-name="T8"> </text:span><text:span text:style-name="T35">the</text:span><text:span text:style-name="T8"> </text:span><text:span text:style-name="T35">macros</text:span><text:span text:style-name="T8"> </text:span><text:span text:style-name="T35">__HAL_SAI_ENABLE_IT()</text:span><text:span text:style-name="T8"> </text:span><text:span text:style-name="T35">and</text:span><text:span text:style-name="T8"> </text:span><text:span text:style-name="T35">__HAL_SAI_DISABLE_IT()</text:span></text:p>
      <text:p text:style-name="P33"><text:span text:style-name="T8"><text:s text:c="8"/></text:span><text:span text:style-name="T35">inside</text:span><text:span text:style-name="T8"> </text:span><text:span text:style-name="T35">the</text:span><text:span text:style-name="T8"> </text:span><text:span text:style-name="T35">transmit</text:span><text:span text:style-name="T8"> </text:span><text:span text:style-name="T35">and</text:span><text:span text:style-name="T8"> </text:span><text:span text:style-name="T35">receive</text:span><text:span text:style-name="T8"> </text:span><text:span text:style-name="T35">process.</text:span></text:p>
      <text:p text:style-name="P33"><text:span text:style-name="T8"><text:s text:c="2"/></text:span><text:span text:style-name="T35">[..]</text:span></text:p>
      <text:p text:style-name="P33"><text:span text:style-name="T8"><text:s text:c="4"/></text:span><text:span text:style-name="T35">(@)</text:span><text:span text:style-name="T8"> </text:span><text:span text:style-name="T35">Make</text:span><text:span text:style-name="T8"> </text:span><text:span text:style-name="T35">sure</text:span><text:span text:style-name="T8"> </text:span><text:span text:style-name="T35">that</text:span><text:span text:style-name="T8"> </text:span><text:span text:style-name="T35">either:</text:span></text:p>
      <text:p text:style-name="P33"><text:span text:style-name="T8"><text:s text:c="8"/></text:span><text:span text:style-name="T35">(+@)</text:span><text:span text:style-name="T8"> </text:span><text:span text:style-name="T35">PLLSAI1CLK</text:span><text:span text:style-name="T8"> </text:span><text:span text:style-name="T35">output</text:span><text:span text:style-name="T8"> </text:span><text:span text:style-name="T35">is</text:span><text:span text:style-name="T8"> </text:span><text:span text:style-name="T35">configured</text:span><text:span text:style-name="T8"> </text:span><text:span text:style-name="T35">or</text:span></text:p>
      <text:p text:style-name="P33"><text:span text:style-name="T8"><text:s text:c="8"/></text:span><text:span text:style-name="T35">(+@)</text:span><text:span text:style-name="T8"> </text:span><text:span text:style-name="T35">PLLSAI2CLK</text:span><text:span text:style-name="T8"> </text:span><text:span text:style-name="T35">output</text:span><text:span text:style-name="T8"> </text:span><text:span text:style-name="T35">is</text:span><text:span text:style-name="T8"> </text:span><text:span text:style-name="T35">configured</text:span><text:span text:style-name="T8"> </text:span><text:span text:style-name="T35">or</text:span></text:p>
      <text:p text:style-name="P33"><text:span text:style-name="T8"><text:s text:c="8"/></text:span><text:span text:style-name="T35">(+@)</text:span><text:span text:style-name="T8"> </text:span><text:span text:style-name="T35">PLLSAI3CLK</text:span><text:span text:style-name="T8"> </text:span><text:span text:style-name="T35">output</text:span><text:span text:style-name="T8"> </text:span><text:span text:style-name="T35">is</text:span><text:span text:style-name="T8"> </text:span><text:span text:style-name="T35">configured</text:span><text:span text:style-name="T8"> </text:span><text:span text:style-name="T35">or</text:span></text:p>
      <text:p text:style-name="P33"><text:span text:style-name="T8"><text:s text:c="8"/></text:span><text:span text:style-name="T35">(+@)</text:span><text:span text:style-name="T8"> </text:span><text:span text:style-name="T35">PLLSAI4ACLK</text:span><text:span text:style-name="T8"> </text:span><text:span text:style-name="T35">output</text:span><text:span text:style-name="T8"> </text:span><text:span text:style-name="T35">is</text:span><text:span text:style-name="T8"> </text:span><text:span text:style-name="T35">configured</text:span><text:span text:style-name="T8"> </text:span><text:span text:style-name="T35">or</text:span></text:p>
      <text:p text:style-name="P33"><text:span text:style-name="T8"><text:s text:c="8"/></text:span><text:span text:style-name="T35">(+@)</text:span><text:span text:style-name="T8"> </text:span><text:span text:style-name="T35">PLLSAI4BCLK</text:span><text:span text:style-name="T8"> </text:span><text:span text:style-name="T35">output</text:span><text:span text:style-name="T8"> </text:span><text:span text:style-name="T35">is</text:span><text:span text:style-name="T8"> </text:span><text:span text:style-name="T35">configured</text:span><text:span text:style-name="T8"> </text:span><text:span text:style-name="T35">or</text:span></text:p>
      <text:p text:style-name="P33"><text:span text:style-name="T8"><text:s text:c="8"/></text:span><text:span text:style-name="T35">(+@)</text:span><text:span text:style-name="T8"> </text:span><text:span text:style-name="T35">External</text:span><text:span text:style-name="T8"> </text:span><text:span text:style-name="T35">clock</text:span><text:span text:style-name="T8"> </text:span><text:span text:style-name="T35">source</text:span><text:span text:style-name="T8"> </text:span><text:span text:style-name="T35">is</text:span><text:span text:style-name="T8"> </text:span><text:span text:style-name="T35">configured</text:span><text:span text:style-name="T8"> </text:span><text:span text:style-name="T35">after</text:span><text:span text:style-name="T8"> </text:span><text:span text:style-name="T35">setting</text:span><text:span text:style-name="T8"> </text:span><text:span text:style-name="T35">correctly</text:span></text:p>
      <text:p text:style-name="P29"><text:span text:style-name="T8"><text:s text:c="13"/></text:span><text:span text:style-name="T35">the</text:span><text:span text:style-name="T8"> </text:span><text:span text:style-name="T35">define</text:span><text:span text:style-name="T8"> </text:span><text:span text:style-name="T35">constant</text:span><text:span text:style-name="T8"> </text:span><text:span text:style-name="T35">EXTERNAL_CLOCK_VALUE</text:span><text:span text:style-name="T8"> </text:span><text:span text:style-name="T35">in</text:span><text:span text:style-name="T8"> </text:span><text:span text:style-name="T35">the</text:span><text:span text:style-name="T8"> </text:span><text:span text:style-name="T35">stm32h7xx_hal_conf.h</text:span><text:span text:style-name="T8"> </text:span><text:span text:style-name="T35">file.</text:span></text:p>
      <text:p text:style-name="P33"><text:span text:style-name="T8"><text:s text:c="2"/></text:span><text:span text:style-name="T35">[..]</text:span></text:p>
      <text:p text:style-name="P33"><text:span text:style-name="T8"><text:s text:c="4"/></text:span><text:span text:style-name="T35">(@)</text:span><text:span text:style-name="T8"> </text:span><text:span text:style-name="T35">In</text:span><text:span text:style-name="T8"> </text:span><text:span text:style-name="T35">master</text:span><text:span text:style-name="T8"> </text:span><text:span text:style-name="T35">Tx</text:span><text:span text:style-name="T8"> </text:span><text:span text:style-name="T35">mode:</text:span><text:span text:style-name="T8"> </text:span><text:span text:style-name="T35">enabling</text:span><text:span text:style-name="T8"> </text:span><text:span text:style-name="T35">the</text:span><text:span text:style-name="T8"> </text:span><text:span text:style-name="T35">audio</text:span><text:span text:style-name="T8"> </text:span><text:span text:style-name="T35">block</text:span><text:span text:style-name="T8"> </text:span><text:span text:style-name="T35">immediately</text:span><text:span text:style-name="T8"> </text:span><text:span text:style-name="T35">generates</text:span><text:span text:style-name="T8"> </text:span><text:span text:style-name="T35">the</text:span><text:span text:style-name="T8"> </text:span><text:span text:style-name="T35">bit</text:span><text:span text:style-name="T8"> </text:span><text:span text:style-name="T35">clock</text:span></text:p>
      <text:p text:style-name="P33"><text:span text:style-name="T8"><text:s text:c="8"/></text:span><text:span text:style-name="T35">for</text:span><text:span text:style-name="T8"> </text:span><text:span text:style-name="T35">the</text:span><text:span text:style-name="T8"> </text:span><text:span text:style-name="T35">external</text:span><text:span text:style-name="T8"> </text:span><text:span text:style-name="T35">slaves</text:span><text:span text:style-name="T8"> </text:span><text:span text:style-name="T35">even</text:span><text:span text:style-name="T8"> </text:span><text:span text:style-name="T35">if</text:span><text:span text:style-name="T8"> </text:span><text:span text:style-name="T35">there</text:span><text:span text:style-name="T8"> </text:span><text:span text:style-name="T35">is</text:span><text:span text:style-name="T8"> </text:span><text:span text:style-name="T35">no</text:span><text:span text:style-name="T8"> </text:span><text:span text:style-name="T35">data</text:span><text:span text:style-name="T8"> </text:span><text:span text:style-name="T35">in</text:span><text:span text:style-name="T8"> </text:span><text:span text:style-name="T35">the</text:span><text:span text:style-name="T8"> </text:span><text:span text:style-name="T35">FIFO,</text:span><text:span text:style-name="T8"> </text:span><text:span text:style-name="T35">However</text:span><text:span text:style-name="T8"> </text:span><text:span text:style-name="T35">FS</text:span><text:span text:style-name="T8"> </text:span><text:span text:style-name="T35">signal</text:span></text:p>
      <text:p text:style-name="P29"><text:span text:style-name="T8"><text:s text:c="8"/></text:span><text:span text:style-name="T35">generation</text:span><text:span text:style-name="T8"> </text:span><text:span text:style-name="T35">is</text:span><text:span text:style-name="T8"> </text:span><text:span text:style-name="T35">conditioned</text:span><text:span text:style-name="T8"> </text:span><text:span text:style-name="T35">by</text:span><text:span text:style-name="T8"> </text:span><text:span text:style-name="T35">the</text:span><text:span text:style-name="T8"> </text:span><text:span text:style-name="T35">presence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the</text:span><text:span text:style-name="T8"> </text:span><text:span text:style-name="T35">FIFO.</text:span></text:p>
      <text:p text:style-name="P33"><text:span text:style-name="T8"><text:s text:c="2"/></text:span><text:span text:style-name="T35">[..]</text:span></text:p>
      <text:p text:style-name="P33"><text:span text:style-name="T8"><text:s text:c="4"/></text:span><text:span text:style-name="T35">(@)</text:span><text:span text:style-name="T8"> </text:span><text:span text:style-name="T35">In</text:span><text:span text:style-name="T8"> </text:span><text:span text:style-name="T35">master</text:span><text:span text:style-name="T8"> </text:span><text:span text:style-name="T35">Rx</text:span><text:span text:style-name="T8"> </text:span><text:span text:style-name="T35">mode:</text:span><text:span text:style-name="T8"> </text:span><text:span text:style-name="T35">enabling</text:span><text:span text:style-name="T8"> </text:span><text:span text:style-name="T35">the</text:span><text:span text:style-name="T8"> </text:span><text:span text:style-name="T35">audio</text:span><text:span text:style-name="T8"> </text:span><text:span text:style-name="T35">block</text:span><text:span text:style-name="T8"> </text:span><text:span text:style-name="T35">immediately</text:span><text:span text:style-name="T8"> </text:span><text:span text:style-name="T35">generates</text:span><text:span text:style-name="T8"> </text:span><text:span text:style-name="T35">the</text:span><text:span text:style-name="T8"> </text:span><text:span text:style-name="T35">bit</text:span><text:span text:style-name="T8"> </text:span><text:span text:style-name="T35">clock</text:span></text:p>
      <text:p text:style-name="P29"><text:span text:style-name="T8"><text:s text:c="8"/></text:span><text:span text:style-name="T35">and</text:span><text:span text:style-name="T8"> </text:span><text:span text:style-name="T35">FS</text:span><text:span text:style-name="T8"> </text:span><text:span text:style-name="T35">signal</text:span><text:span text:style-name="T8"> </text:span><text:span text:style-name="T35">for</text:span><text:span text:style-name="T8"> </text:span><text:span text:style-name="T35">the</text:span><text:span text:style-name="T8"> </text:span><text:span text:style-name="T35">external</text:span><text:span text:style-name="T8"> </text:span><text:span text:style-name="T35">slaves.</text:span></text:p>
      <text:p text:style-name="P33"><text:span text:style-name="T8"><text:s text:c="2"/></text:span><text:span text:style-name="T35">[..]</text:span></text:p>
      <text:p text:style-name="P33"><text:span text:style-name="T8"><text:s text:c="4"/></text:span><text:span text:style-name="T35">(@)</text:span><text:span text:style-name="T8"> </text:span><text:span text:style-name="T35">It</text:span><text:span text:style-name="T8"> </text:span><text:span text:style-name="T35">is</text:span><text:span text:style-name="T8"> </text:span><text:span text:style-name="T35">mandatory</text:span><text:span text:style-name="T8"> </text:span><text:span text:style-name="T35">to</text:span><text:span text:style-name="T8"> </text:span><text:span text:style-name="T35">respect</text:span><text:span text:style-name="T8"> </text:span><text:span text:style-name="T35">the</text:span><text:span text:style-name="T8"> </text:span><text:span text:style-name="T35">following</text:span><text:span text:style-name="T8"> </text:span><text:span text:style-name="T35">conditions</text:span><text:span text:style-name="T8"> </text:span><text:span text:style-name="T35">in</text:span><text:span text:style-name="T8"> </text:span><text:span text:style-name="T35">order</text:span><text:span text:style-name="T8"> </text:span><text:span text:style-name="T35">to</text:span><text:span text:style-name="T8"> </text:span><text:span text:style-name="T35">avoid</text:span><text:span text:style-name="T8"> </text:span><text:span text:style-name="T35">bad</text:span><text:span text:style-name="T8"> </text:span><text:span text:style-name="T35">SAI</text:span><text:span text:style-name="T8"> </text:span><text:span text:style-name="T35">behavior:</text:span></text:p>
      <text:p text:style-name="P33"><text:span text:style-name="T8"><text:s text:c="8"/></text:span><text:span text:style-name="T35">(+@)</text:span><text:span text:style-name="T8"> </text:span><text:span text:style-name="T35">First</text:span><text:span text:style-name="T8"> </text:span><text:span text:style-name="T35">bit</text:span><text:span text:style-name="T8"> </text:span><text:span text:style-name="T35">Offset</text:span><text:span text:style-name="T8"> </text:span><text:span text:style-name="T35">&lt;=</text:span><text:span text:style-name="T8"> </text:span><text:span text:style-name="T35">(SLOT</text:span><text:span text:style-name="T8"> </text:span><text:span text:style-name="T35">size</text:span><text:span text:style-name="T8"> </text:span><text:span text:style-name="T35">-</text:span><text:span text:style-name="T8"> </text:span><text:span text:style-name="T35">Data</text:span><text:span text:style-name="T8"> </text:span><text:span text:style-name="T35">size)</text:span></text:p>
      <text:p text:style-name="P33"><text:span text:style-name="T8"><text:s text:c="8"/></text:span><text:span text:style-name="T35">(+@)</text:span><text:span text:style-name="T8"> </text:span><text:span text:style-name="T35">Data</text:span><text:span text:style-name="T8"> </text:span><text:span text:style-name="T35">size</text:span><text:span text:style-name="T8"> </text:span><text:span text:style-name="T35">&lt;=</text:span><text:span text:style-name="T8"> </text:span><text:span text:style-name="T35">SLOT</text:span><text:span text:style-name="T8"> </text:span><text:span text:style-name="T35">size</text:span></text:p>
      <text:p text:style-name="P33"><text:span text:style-name="T8"><text:s text:c="8"/></text:span><text:span text:style-name="T35">(+@)</text:span><text:span text:style-name="T8"> </text:span><text:span text:style-name="T35">Number</text:span><text:span text:style-name="T8"> </text:span><text:span text:style-name="T35">of</text:span><text:span text:style-name="T8"> </text:span><text:span text:style-name="T35">SLOT</text:span><text:span text:style-name="T8"> </text:span><text:span text:style-name="T35">x</text:span><text:span text:style-name="T8"> </text:span><text:span text:style-name="T35">SLOT</text:span><text:span text:style-name="T8"> </text:span><text:span text:style-name="T35">size</text:span><text:span text:style-name="T8"> </text:span><text:span text:style-name="T35">=</text:span><text:span text:style-name="T8"> </text:span><text:span text:style-name="T35">Frame</text:span><text:span text:style-name="T8"> </text:span><text:span text:style-name="T35">length</text:span></text:p>
      <text:p text:style-name="P29"><text:span text:style-name="T8"><text:s text:c="8"/></text:span><text:span text:style-name="T35">(+@)</text:span><text:span text:style-name="T8"> </text:span><text:span text:style-name="T35">The</text:span><text:span text:style-name="T8"> </text:span><text:span text:style-name="T35">number</text:span><text:span text:style-name="T8"> </text:span><text:span text:style-name="T35">of</text:span><text:span text:style-name="T8"> </text:span><text:span text:style-name="T35">slots</text:span><text:span text:style-name="T8"> </text:span><text:span text:style-name="T35">should</text:span><text:span text:style-name="T8"> </text:span><text:span text:style-name="T35">be</text:span><text:span text:style-name="T8"> </text:span><text:span text:style-name="T35">even</text:span><text:span text:style-name="T8"> </text:span><text:span text:style-name="T35">when</text:span><text:span text:style-name="T8"> </text:span><text:span text:style-name="T35">SAI_FS_CHANNEL_IDENTIFICATION</text:span><text:span text:style-name="T8"> </text:span><text:span text:style-name="T35">is</text:span><text:span text:style-name="T8"> </text:span><text:span text:style-name="T35">selected.</text:span></text:p>
      <text:p text:style-name="P33"><text:span text:style-name="T8"><text:s text:c="2"/></text:span><text:span text:style-name="T35">[..]</text:span></text:p>
      <text:p text:style-name="P33"><text:span text:style-name="T8"><text:s text:c="4"/></text:span><text:span text:style-name="T35">(@)</text:span><text:span text:style-name="T8"> </text:span><text:span text:style-name="T35">PDM</text:span><text:span text:style-name="T8"> </text:span><text:span text:style-name="T35">interface</text:span><text:span text:style-name="T8"> </text:span><text:span text:style-name="T35">can</text:span><text:span text:style-name="T8"> </text:span><text:span text:style-name="T35">be</text:span><text:span text:style-name="T8"> </text:span><text:span text:style-name="T35">activated</text:span><text:span text:style-name="T8"> </text:span><text:span text:style-name="T35">through</text:span><text:span text:style-name="T8"> </text:span><text:span text:style-name="T35">HAL_SAI_Init</text:span><text:span text:style-name="T8"> </text:span><text:span text:style-name="T35">function.</text:span></text:p>
      <text:p text:style-name="P33"><text:span text:style-name="T8"><text:s text:c="8"/></text:span><text:span text:style-name="T35">Please</text:span><text:span text:style-name="T8"> </text:span><text:span text:style-name="T35">note</text:span><text:span text:style-name="T8"> </text:span><text:span text:style-name="T35">that</text:span><text:span text:style-name="T8"> </text:span><text:span text:style-name="T35">PDM</text:span><text:span text:style-name="T8"> </text:span><text:span text:style-name="T35">interface</text:span><text:span text:style-name="T8"> </text:span><text:span text:style-name="T35">is</text:span><text:span text:style-name="T8"> </text:span><text:span text:style-name="T35">only</text:span><text:span text:style-name="T8"> </text:span><text:span text:style-name="T35">available</text:span><text:span text:style-name="T8"> </text:span><text:span text:style-name="T35">for</text:span><text:span text:style-name="T8"> </text:span><text:span text:style-name="T35">SAI1</text:span><text:span text:style-name="T8"> </text:span><text:span text:style-name="T35">or</text:span><text:span text:style-name="T8"> </text:span><text:span text:style-name="T35">SAI4</text:span><text:span text:style-name="T8"> </text:span><text:span text:style-name="T35">sub-block</text:span><text:span text:style-name="T8"> </text:span><text:span text:style-name="T35">A.</text:span></text:p>
      <text:p text:style-name="P29"><text:span text:style-name="T8"><text:s text:c="8"/></text:span><text:span text:style-name="T35">PDM</text:span><text:span text:style-name="T8"> </text:span><text:span text:style-name="T35">microphone</text:span><text:span text:style-name="T8"> </text:span><text:span text:style-name="T35">delays</text:span><text:span text:style-name="T8"> </text:span><text:span text:style-name="T35">can</text:span><text:span text:style-name="T8"> </text:span><text:span text:style-name="T35">be</text:span><text:span text:style-name="T8"> </text:span><text:span text:style-name="T35">tuned</text:span><text:span text:style-name="T8"> </text:span><text:span text:style-name="T35">with</text:span><text:span text:style-name="T8"> </text:span><text:span text:style-name="T35">HAL_SAIEx_ConfigPdmMicDelay</text:span><text:span text:style-name="T8"> </text:span><text:span text:style-name="T35">function.</text:span></text:p>
      <text:p text:style-name="P33"><text:span text:style-name="T8"><text:s text:c="2"/></text:span><text:span text:style-name="T35">[..]</text:span></text:p>
      <text:p text:style-name="P29"><text:span text:style-name="T8"><text:s text:c="4"/></text:span><text:span text:style-name="T35">Three</text:span><text:span text:style-name="T8"> </text:span><text:span text:style-name="T35">operation</text:span><text:span text:style-name="T8"> </text:span><text:span text:style-name="T35">modes</text:span><text:span text:style-name="T8"> </text:span><text:span text:style-name="T35">are</text:span><text:span text:style-name="T8"> </text:span><text:span text:style-name="T35">available</text:span><text:span text:style-name="T8"> </text:span><text:span text:style-name="T35">within</text:span><text:span text:style-name="T8"> </text:span><text:span text:style-name="T35">this</text:span><text:span text:style-name="T8"> </text:span><text:span text:style-name="T35">driver</text:span><text:span text:style-name="T8"> </text:span><text:span text:style-name="T35">:</text:span></text:p>
      <text:p text:style-name="P33"><text:span text:style-name="T8"><text:s text:c="4"/></text:span><text:span text:style-name="T35">***</text:span><text:span text:style-name="T8"> </text:span><text:span text:style-name="T35">Polling</text:span><text:span text:style-name="T8"> </text:span><text:span text:style-name="T35">mode</text:span><text:span text:style-name="T8"> </text:span><text:span text:style-name="T35">IO</text:span><text:span text:style-name="T8"> </text:span><text:span text:style-name="T35">operation</text:span><text:span text:style-name="T8"> </text:span><text:span text:style-name="T35">***</text:span></text:p>
      <text:p text:style-name="P33"><text:span text:style-name="T8"><text:s text:c="4"/></text:span><text:span text:style-name="T35">=================================</text:span></text:p>
      <text:p text:style-name="P33"><text:span text:style-name="T8"><text:s text:c="4"/></text:span><text:span text:style-name="T35">[..]</text:span></text:p>
      <text:p text:style-name="P33"><text:span text:style-name="T8"><text:s text:c="6"/></text:span><text:span text:style-name="T35">(+)</text:span><text:span text:style-name="T8"> </text:span><text:span text:style-name="T35">Send</text:span><text:span text:style-name="T8"> </text:span><text:span text:style-name="T35">an</text:span><text:span text:style-name="T8"> </text:span><text:span text:style-name="T35">amount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blocking</text:span><text:span text:style-name="T8"> </text:span><text:span text:style-name="T35">mode</text:span><text:span text:style-name="T8"> </text:span><text:span text:style-name="T35">using</text:span><text:span text:style-name="T8"> </text:span><text:span text:style-name="T35">HAL_SAI_Transmit()</text:span></text:p>
      <text:p text:style-name="P29"><text:span text:style-name="T8"><text:s text:c="6"/></text:span><text:span text:style-name="T35">(+)</text:span><text:span text:style-name="T8"> </text:span><text:span text:style-name="T35">Receive</text:span><text:span text:style-name="T8"> </text:span><text:span text:style-name="T35">an</text:span><text:span text:style-name="T8"> </text:span><text:span text:style-name="T35">amount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blocking</text:span><text:span text:style-name="T8"> </text:span><text:span text:style-name="T35">mode</text:span><text:span text:style-name="T8"> </text:span><text:span text:style-name="T35">using</text:span><text:span text:style-name="T8"> </text:span><text:span text:style-name="T35">HAL_SAI_Receive()</text:span></text:p>
      <text:p text:style-name="P33"><text:span text:style-name="T8"><text:s text:c="4"/></text:span><text:span text:style-name="T35">***</text:span><text:span text:style-name="T8"> </text:span><text:span text:style-name="T35">Interrupt</text:span><text:span text:style-name="T8"> </text:span><text:span text:style-name="T35">mode</text:span><text:span text:style-name="T8"> </text:span><text:span text:style-name="T35">IO</text:span><text:span text:style-name="T8"> </text:span><text:span text:style-name="T35">operation</text:span><text:span text:style-name="T8"> </text:span><text:span text:style-name="T35">***</text:span></text:p>
      <text:p text:style-name="P33"><text:span text:style-name="T8"><text:s text:c="4"/></text:span><text:span text:style-name="T35">===================================</text:span></text:p>
      <text:p text:style-name="P33"><text:span text:style-name="T8"><text:s text:c="4"/></text:span><text:span text:style-name="T35">[..]</text:span></text:p>
      <text:p text:style-name="P33"><text:span text:style-name="T8"><text:s text:c="6"/></text:span><text:span text:style-name="T35">(+)</text:span><text:span text:style-name="T8"> </text:span><text:span text:style-name="T35">Send</text:span><text:span text:style-name="T8"> </text:span><text:span text:style-name="T35">an</text:span><text:span text:style-name="T8"> </text:span><text:span text:style-name="T35">amount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non-blocking</text:span><text:span text:style-name="T8"> </text:span><text:span text:style-name="T35">mode</text:span><text:span text:style-name="T8"> </text:span><text:span text:style-name="T35">using</text:span><text:span text:style-name="T8"> </text:span><text:span text:style-name="T35">HAL_SAI_Transmit_IT()</text:span></text:p>
      <text:p text:style-name="P33"><text:span text:style-name="T8"><text:s text:c="6"/></text:span><text:span text:style-name="T35">(+)</text:span><text:span text:style-name="T8"> </text:span><text:span text:style-name="T35">At</text:span><text:span text:style-name="T8"> </text:span><text:span text:style-name="T35">transmission</text:span><text:span text:style-name="T8"> </text:span><text:span text:style-name="T35">end</text:span><text:span text:style-name="T8"> </text:span><text:span text:style-name="T35">of</text:span><text:span text:style-name="T8"> </text:span><text:span text:style-name="T35">transfer</text:span><text:span text:style-name="T8"> </text:span><text:span text:style-name="T35">HAL_SAI_TxCpltCallback()</text:span><text:span text:style-name="T8"> </text:span><text:span text:style-name="T35">is</text:span><text:span text:style-name="T8"> </text:span><text:span text:style-name="T35">executed</text:span><text:span text:style-name="T8"> </text:span><text:span text:style-name="T35">and</text:span><text:span text:style-name="T8"> </text:span><text:span text:style-name="T35">user</text:span><text:span text:style-name="T8"> </text:span><text:span text:style-name="T35">can</text:span></text:p>
      <text:p text:style-name="P33"><text:span text:style-name="T8"><text:s text:c="10"/></text:span><text:span text:style-name="T35">add</text:span><text:span text:style-name="T8"> </text:span><text:span text:style-name="T35">his</text:span><text:span text:style-name="T8"> </text:span><text:span text:style-name="T35">own</text:span><text:span text:style-name="T8"> </text:span><text:span text:style-name="T35">code</text:span><text:span text:style-name="T8"> </text:span><text:span text:style-name="T35">by</text:span><text:span text:style-name="T8"> </text:span><text:span text:style-name="T35">customization</text:span><text:span text:style-name="T8"> </text:span><text:span text:style-name="T35">of</text:span><text:span text:style-name="T8"> </text:span><text:span text:style-name="T35">function</text:span><text:span text:style-name="T8"> </text:span><text:span text:style-name="T35">pointer</text:span><text:span text:style-name="T8"> </text:span><text:span text:style-name="T35">HAL_SAI_TxCpltCallback()</text:span></text:p>
      <text:p text:style-name="P33"><text:span text:style-name="T8"><text:s text:c="6"/></text:span><text:span text:style-name="T35">(+)</text:span><text:span text:style-name="T8"> </text:span><text:span text:style-name="T35">Receive</text:span><text:span text:style-name="T8"> </text:span><text:span text:style-name="T35">an</text:span><text:span text:style-name="T8"> </text:span><text:span text:style-name="T35">amount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non-blocking</text:span><text:span text:style-name="T8"> </text:span><text:span text:style-name="T35">mode</text:span><text:span text:style-name="T8"> </text:span><text:span text:style-name="T35">using</text:span><text:span text:style-name="T8"> </text:span><text:span text:style-name="T35">HAL_SAI_Receive_IT()</text:span></text:p>
      <text:p text:style-name="P33"><text:span text:style-name="T8"><text:s text:c="6"/></text:span><text:span text:style-name="T35">(+)</text:span><text:span text:style-name="T8"> </text:span><text:span text:style-name="T35">At</text:span><text:span text:style-name="T8"> </text:span><text:span text:style-name="T35">reception</text:span><text:span text:style-name="T8"> </text:span><text:span text:style-name="T35">end</text:span><text:span text:style-name="T8"> </text:span><text:span text:style-name="T35">of</text:span><text:span text:style-name="T8"> </text:span><text:span text:style-name="T35">transfer</text:span><text:span text:style-name="T8"> </text:span><text:span text:style-name="T35">HAL_SAI_RxCpltCallback()</text:span><text:span text:style-name="T8"> </text:span><text:span text:style-name="T35">is</text:span><text:span text:style-name="T8"> </text:span><text:span text:style-name="T35">executed</text:span><text:span text:style-name="T8"> </text:span><text:span text:style-name="T35">and</text:span><text:span text:style-name="T8"> </text:span><text:span text:style-name="T35">user</text:span><text:span text:style-name="T8"> </text:span><text:span text:style-name="T35">can</text:span></text:p>
      <text:p text:style-name="P33"><text:span text:style-name="T8"><text:s text:c="10"/></text:span><text:span text:style-name="T35">add</text:span><text:span text:style-name="T8"> </text:span><text:span text:style-name="T35">his</text:span><text:span text:style-name="T8"> </text:span><text:span text:style-name="T35">own</text:span><text:span text:style-name="T8"> </text:span><text:span text:style-name="T35">code</text:span><text:span text:style-name="T8"> </text:span><text:span text:style-name="T35">by</text:span><text:span text:style-name="T8"> </text:span><text:span text:style-name="T35">customization</text:span><text:span text:style-name="T8"> </text:span><text:span text:style-name="T35">of</text:span><text:span text:style-name="T8"> </text:span><text:span text:style-name="T35">function</text:span><text:span text:style-name="T8"> </text:span><text:span text:style-name="T35">pointer</text:span><text:span text:style-name="T8"> </text:span><text:span text:style-name="T35">HAL_SAI_RxCpltCallback()</text:span></text:p>
      <text:p text:style-name="P33"><text:span text:style-name="T8"><text:s text:c="6"/></text:span><text:span text:style-name="T35">(+)</text:span><text:span text:style-name="T8"> </text:span><text:span text:style-name="T35">In</text:span><text:span text:style-name="T8"> </text:span><text:span text:style-name="T35">case</text:span><text:span text:style-name="T8"> </text:span><text:span text:style-name="T35">of</text:span><text:span text:style-name="T8"> </text:span><text:span text:style-name="T35">flag</text:span><text:span text:style-name="T8"> </text:span><text:span text:style-name="T35">error,</text:span><text:span text:style-name="T8"> </text:span><text:span text:style-name="T35">HAL_SAI_ErrorCallback()</text:span><text:span text:style-name="T8"> </text:span><text:span text:style-name="T35">function</text:span><text:span text:style-name="T8"> </text:span><text:span text:style-name="T35">is</text:span><text:span text:style-name="T8"> </text:span><text:span text:style-name="T35">executed</text:span><text:span text:style-name="T8"> </text:span><text:span text:style-name="T35">and</text:span><text:span text:style-name="T8"> </text:span><text:span text:style-name="T35">user</text:span><text:span text:style-name="T8"> </text:span><text:span text:style-name="T35">can</text:span></text:p>
      <text:p text:style-name="P29"><text:span text:style-name="T8"><text:s text:c="10"/></text:span><text:span text:style-name="T35">add</text:span><text:span text:style-name="T8"> </text:span><text:span text:style-name="T35">his</text:span><text:span text:style-name="T8"> </text:span><text:span text:style-name="T35">own</text:span><text:span text:style-name="T8"> </text:span><text:span text:style-name="T35">code</text:span><text:span text:style-name="T8"> </text:span><text:span text:style-name="T35">by</text:span><text:span text:style-name="T8"> </text:span><text:span text:style-name="T35">customization</text:span><text:span text:style-name="T8"> </text:span><text:span text:style-name="T35">of</text:span><text:span text:style-name="T8"> </text:span><text:span text:style-name="T35">function</text:span><text:span text:style-name="T8"> </text:span><text:span text:style-name="T35">pointer</text:span><text:span text:style-name="T8"> </text:span><text:span text:style-name="T35">HAL_SAI_ErrorCallback()</text:span></text:p>
      <text:p text:style-name="P33"><text:span text:style-name="T8"><text:s text:c="4"/></text:span><text:span text:style-name="T35">***</text:span><text:span text:style-name="T8"> </text:span><text:span text:style-name="T35">DMA</text:span><text:span text:style-name="T8"> </text:span><text:span text:style-name="T35">mode</text:span><text:span text:style-name="T8"> </text:span><text:span text:style-name="T35">IO</text:span><text:span text:style-name="T8"> </text:span><text:span text:style-name="T35">operation</text:span><text:span text:style-name="T8"> </text:span><text:span text:style-name="T35">***</text:span></text:p>
      <text:p text:style-name="P33"><text:soft-page-break/><text:span text:style-name="T8"><text:s text:c="4"/></text:span><text:span text:style-name="T35">=============================</text:span></text:p>
      <text:p text:style-name="P33"><text:span text:style-name="T8"><text:s text:c="4"/></text:span><text:span text:style-name="T35">[..]</text:span></text:p>
      <text:p text:style-name="P33"><text:span text:style-name="T8"><text:s text:c="6"/></text:span><text:span text:style-name="T35">(+)</text:span><text:span text:style-name="T8"> </text:span><text:span text:style-name="T35">Send</text:span><text:span text:style-name="T8"> </text:span><text:span text:style-name="T35">an</text:span><text:span text:style-name="T8"> </text:span><text:span text:style-name="T35">amount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non-blocking</text:span><text:span text:style-name="T8"> </text:span><text:span text:style-name="T35">mode</text:span><text:span text:style-name="T8"> </text:span><text:span text:style-name="T35">(DMA)</text:span><text:span text:style-name="T8"> </text:span><text:span text:style-name="T35">using</text:span><text:span text:style-name="T8"> </text:span><text:span text:style-name="T35">HAL_SAI_Transmit_DMA()</text:span></text:p>
      <text:p text:style-name="P33"><text:span text:style-name="T8"><text:s text:c="6"/></text:span><text:span text:style-name="T35">(+)</text:span><text:span text:style-name="T8"> </text:span><text:span text:style-name="T35">At</text:span><text:span text:style-name="T8"> </text:span><text:span text:style-name="T35">transmission</text:span><text:span text:style-name="T8"> </text:span><text:span text:style-name="T35">end</text:span><text:span text:style-name="T8"> </text:span><text:span text:style-name="T35">of</text:span><text:span text:style-name="T8"> </text:span><text:span text:style-name="T35">transfer</text:span><text:span text:style-name="T8"> </text:span><text:span text:style-name="T35">HAL_SAI_TxCpltCallback()</text:span><text:span text:style-name="T8"> </text:span><text:span text:style-name="T35">is</text:span><text:span text:style-name="T8"> </text:span><text:span text:style-name="T35">executed</text:span><text:span text:style-name="T8"> </text:span><text:span text:style-name="T35">and</text:span><text:span text:style-name="T8"> </text:span><text:span text:style-name="T35">user</text:span><text:span text:style-name="T8"> </text:span><text:span text:style-name="T35">can</text:span></text:p>
      <text:p text:style-name="P33"><text:span text:style-name="T8"><text:s text:c="10"/></text:span><text:span text:style-name="T35">add</text:span><text:span text:style-name="T8"> </text:span><text:span text:style-name="T35">his</text:span><text:span text:style-name="T8"> </text:span><text:span text:style-name="T35">own</text:span><text:span text:style-name="T8"> </text:span><text:span text:style-name="T35">code</text:span><text:span text:style-name="T8"> </text:span><text:span text:style-name="T35">by</text:span><text:span text:style-name="T8"> </text:span><text:span text:style-name="T35">customization</text:span><text:span text:style-name="T8"> </text:span><text:span text:style-name="T35">of</text:span><text:span text:style-name="T8"> </text:span><text:span text:style-name="T35">function</text:span><text:span text:style-name="T8"> </text:span><text:span text:style-name="T35">pointer</text:span><text:span text:style-name="T8"> </text:span><text:span text:style-name="T35">HAL_SAI_TxCpltCallback()</text:span></text:p>
      <text:p text:style-name="P33"><text:span text:style-name="T8"><text:s text:c="6"/></text:span><text:span text:style-name="T35">(+)</text:span><text:span text:style-name="T8"> </text:span><text:span text:style-name="T35">Receive</text:span><text:span text:style-name="T8"> </text:span><text:span text:style-name="T35">an</text:span><text:span text:style-name="T8"> </text:span><text:span text:style-name="T35">amount</text:span><text:span text:style-name="T8"> </text:span><text:span text:style-name="T35">of</text:span><text:span text:style-name="T8"> </text:span><text:span text:style-name="T35">data</text:span><text:span text:style-name="T8"> </text:span><text:span text:style-name="T35">in</text:span><text:span text:style-name="T8"> </text:span><text:span text:style-name="T35">non-blocking</text:span><text:span text:style-name="T8"> </text:span><text:span text:style-name="T35">mode</text:span><text:span text:style-name="T8"> </text:span><text:span text:style-name="T35">(DMA)</text:span><text:span text:style-name="T8"> </text:span><text:span text:style-name="T35">using</text:span><text:span text:style-name="T8"> </text:span><text:span text:style-name="T35">HAL_SAI_Receive_DMA()</text:span></text:p>
      <text:p text:style-name="P33"><text:span text:style-name="T8"><text:s text:c="6"/></text:span><text:span text:style-name="T35">(+)</text:span><text:span text:style-name="T8"> </text:span><text:span text:style-name="T35">At</text:span><text:span text:style-name="T8"> </text:span><text:span text:style-name="T35">reception</text:span><text:span text:style-name="T8"> </text:span><text:span text:style-name="T35">end</text:span><text:span text:style-name="T8"> </text:span><text:span text:style-name="T35">of</text:span><text:span text:style-name="T8"> </text:span><text:span text:style-name="T35">transfer</text:span><text:span text:style-name="T8"> </text:span><text:span text:style-name="T35">HAL_SAI_RxCpltCallback()</text:span><text:span text:style-name="T8"> </text:span><text:span text:style-name="T35">is</text:span><text:span text:style-name="T8"> </text:span><text:span text:style-name="T35">executed</text:span><text:span text:style-name="T8"> </text:span><text:span text:style-name="T35">and</text:span><text:span text:style-name="T8"> </text:span><text:span text:style-name="T35">user</text:span><text:span text:style-name="T8"> </text:span><text:span text:style-name="T35">can</text:span></text:p>
      <text:p text:style-name="P33"><text:span text:style-name="T8"><text:s text:c="10"/></text:span><text:span text:style-name="T35">add</text:span><text:span text:style-name="T8"> </text:span><text:span text:style-name="T35">his</text:span><text:span text:style-name="T8"> </text:span><text:span text:style-name="T35">own</text:span><text:span text:style-name="T8"> </text:span><text:span text:style-name="T35">code</text:span><text:span text:style-name="T8"> </text:span><text:span text:style-name="T35">by</text:span><text:span text:style-name="T8"> </text:span><text:span text:style-name="T35">customization</text:span><text:span text:style-name="T8"> </text:span><text:span text:style-name="T35">of</text:span><text:span text:style-name="T8"> </text:span><text:span text:style-name="T35">function</text:span><text:span text:style-name="T8"> </text:span><text:span text:style-name="T35">pointer</text:span><text:span text:style-name="T8"> </text:span><text:span text:style-name="T35">HAL_SAI_RxCpltCallback()</text:span></text:p>
      <text:p text:style-name="P33"><text:span text:style-name="T8"><text:s text:c="6"/></text:span><text:span text:style-name="T35">(+)</text:span><text:span text:style-name="T8"> </text:span><text:span text:style-name="T35">In</text:span><text:span text:style-name="T8"> </text:span><text:span text:style-name="T35">case</text:span><text:span text:style-name="T8"> </text:span><text:span text:style-name="T35">of</text:span><text:span text:style-name="T8"> </text:span><text:span text:style-name="T35">flag</text:span><text:span text:style-name="T8"> </text:span><text:span text:style-name="T35">error,</text:span><text:span text:style-name="T8"> </text:span><text:span text:style-name="T35">HAL_SAI_ErrorCallback()</text:span><text:span text:style-name="T8"> </text:span><text:span text:style-name="T35">function</text:span><text:span text:style-name="T8"> </text:span><text:span text:style-name="T35">is</text:span><text:span text:style-name="T8"> </text:span><text:span text:style-name="T35">executed</text:span><text:span text:style-name="T8"> </text:span><text:span text:style-name="T35">and</text:span><text:span text:style-name="T8"> </text:span><text:span text:style-name="T35">user</text:span><text:span text:style-name="T8"> </text:span><text:span text:style-name="T35">can</text:span></text:p>
      <text:p text:style-name="P33"><text:span text:style-name="T8"><text:s text:c="10"/></text:span><text:span text:style-name="T35">add</text:span><text:span text:style-name="T8"> </text:span><text:span text:style-name="T35">his</text:span><text:span text:style-name="T8"> </text:span><text:span text:style-name="T35">own</text:span><text:span text:style-name="T8"> </text:span><text:span text:style-name="T35">code</text:span><text:span text:style-name="T8"> </text:span><text:span text:style-name="T35">by</text:span><text:span text:style-name="T8"> </text:span><text:span text:style-name="T35">customization</text:span><text:span text:style-name="T8"> </text:span><text:span text:style-name="T35">of</text:span><text:span text:style-name="T8"> </text:span><text:span text:style-name="T35">function</text:span><text:span text:style-name="T8"> </text:span><text:span text:style-name="T35">pointer</text:span><text:span text:style-name="T8"> </text:span><text:span text:style-name="T35">HAL_SAI_ErrorCallback()</text:span></text:p>
      <text:p text:style-name="P33"><text:span text:style-name="T8"><text:s text:c="6"/></text:span><text:span text:style-name="T35">(+)</text:span><text:span text:style-name="T8"> </text:span><text:span text:style-name="T35">Pause</text:span><text:span text:style-name="T8"> </text:span><text:span text:style-name="T35">the</text:span><text:span text:style-name="T8"> </text:span><text:span text:style-name="T35">DMA</text:span><text:span text:style-name="T8"> </text:span><text:span text:style-name="T35">Transfer</text:span><text:span text:style-name="T8"> </text:span><text:span text:style-name="T35">using</text:span><text:span text:style-name="T8"> </text:span><text:span text:style-name="T35">HAL_SAI_DMAPause()</text:span></text:p>
      <text:p text:style-name="P33"><text:span text:style-name="T8"><text:s text:c="6"/></text:span><text:span text:style-name="T35">(+)</text:span><text:span text:style-name="T8"> </text:span><text:span text:style-name="T35">Resume</text:span><text:span text:style-name="T8"> </text:span><text:span text:style-name="T35">the</text:span><text:span text:style-name="T8"> </text:span><text:span text:style-name="T35">DMA</text:span><text:span text:style-name="T8"> </text:span><text:span text:style-name="T35">Transfer</text:span><text:span text:style-name="T8"> </text:span><text:span text:style-name="T35">using</text:span><text:span text:style-name="T8"> </text:span><text:span text:style-name="T35">HAL_SAI_DMAResume()</text:span></text:p>
      <text:p text:style-name="P29"><text:span text:style-name="T8"><text:s text:c="6"/></text:span><text:span text:style-name="T35">(+)</text:span><text:span text:style-name="T8"> </text:span><text:span text:style-name="T35">Stop</text:span><text:span text:style-name="T8"> </text:span><text:span text:style-name="T35">the</text:span><text:span text:style-name="T8"> </text:span><text:span text:style-name="T35">DMA</text:span><text:span text:style-name="T8"> </text:span><text:span text:style-name="T35">Transfer</text:span><text:span text:style-name="T8"> </text:span><text:span text:style-name="T35">using</text:span><text:span text:style-name="T8"> </text:span><text:span text:style-name="T35">HAL_SAI_DMAStop()</text:span></text:p>
      <text:p text:style-name="P33"><text:span text:style-name="T8"><text:s text:c="4"/></text:span><text:span text:style-name="T35">***</text:span><text:span text:style-name="T8"> </text:span><text:span text:style-name="T35">SAI</text:span><text:span text:style-name="T8"> </text:span><text:span text:style-name="T35">HAL</text:span><text:span text:style-name="T8"> </text:span><text:span text:style-name="T35">driver</text:span><text:span text:style-name="T8"> </text:span><text:span text:style-name="T35">additional</text:span><text:span text:style-name="T8"> </text:span><text:span text:style-name="T35">function</text:span><text:span text:style-name="T8"> </text:span><text:span text:style-name="T35">list</text:span><text:span text:style-name="T8"> </text:span><text:span text:style-name="T35">***</text:span></text:p>
      <text:p text:style-name="P33"><text:span text:style-name="T8"><text:s text:c="4"/></text:span><text:span text:style-name="T35">===============================================</text:span></text:p>
      <text:p text:style-name="P33"><text:span text:style-name="T8"><text:s text:c="4"/></text:span><text:span text:style-name="T35">[..]</text:span></text:p>
      <text:p text:style-name="P29"><text:span text:style-name="T8"><text:s text:c="6"/></text:span><text:span text:style-name="T35">Below</text:span><text:span text:style-name="T8"> </text:span><text:span text:style-name="T35">the</text:span><text:span text:style-name="T8"> </text:span><text:span text:style-name="T35">list</text:span><text:span text:style-name="T8"> </text:span><text:span text:style-name="T35">the</text:span><text:span text:style-name="T8"> </text:span><text:span text:style-name="T35">others</text:span><text:span text:style-name="T8"> </text:span><text:span text:style-name="T35">API</text:span><text:span text:style-name="T8"> </text:span><text:span text:style-name="T35">available</text:span><text:span text:style-name="T8"> </text:span><text:span text:style-name="T35">SAI</text:span><text:span text:style-name="T8"> </text:span><text:span text:style-name="T35">HAL</text:span><text:span text:style-name="T8"> </text:span><text:span text:style-name="T35">driver</text:span><text:span text:style-name="T8"> </text:span><text:span text:style-name="T35">:</text:span></text:p>
      <text:p text:style-name="P33"><text:span text:style-name="T8"><text:s text:c="6"/></text:span><text:span text:style-name="T35">(+)</text:span><text:span text:style-name="T8"> </text:span><text:span text:style-name="T35">HAL_SAI_EnableTxMuteMode():</text:span><text:span text:style-name="T8"> </text:span><text:span text:style-name="T35">Enable</text:span><text:span text:style-name="T8"> </text:span><text:span text:style-name="T35">the</text:span><text:span text:style-name="T8"> </text:span><text:span text:style-name="T35">mute</text:span><text:span text:style-name="T8"> </text:span><text:span text:style-name="T35">in</text:span><text:span text:style-name="T8"> </text:span><text:span text:style-name="T35">tx</text:span><text:span text:style-name="T8"> </text:span><text:span text:style-name="T35">mode</text:span></text:p>
      <text:p text:style-name="P33"><text:span text:style-name="T8"><text:s text:c="6"/></text:span><text:span text:style-name="T35">(+)</text:span><text:span text:style-name="T8"> </text:span><text:span text:style-name="T35">HAL_SAI_DisableTxMuteMode():</text:span><text:span text:style-name="T8"> </text:span><text:span text:style-name="T35">Disable</text:span><text:span text:style-name="T8"> </text:span><text:span text:style-name="T35">the</text:span><text:span text:style-name="T8"> </text:span><text:span text:style-name="T35">mute</text:span><text:span text:style-name="T8"> </text:span><text:span text:style-name="T35">in</text:span><text:span text:style-name="T8"> </text:span><text:span text:style-name="T35">tx</text:span><text:span text:style-name="T8"> </text:span><text:span text:style-name="T35">mode</text:span></text:p>
      <text:p text:style-name="P33"><text:span text:style-name="T8"><text:s text:c="6"/></text:span><text:span text:style-name="T35">(+)</text:span><text:span text:style-name="T8"> </text:span><text:span text:style-name="T35">HAL_SAI_EnableRxMuteMode():</text:span><text:span text:style-name="T8"> </text:span><text:span text:style-name="T35">Enable</text:span><text:span text:style-name="T8"> </text:span><text:span text:style-name="T35">the</text:span><text:span text:style-name="T8"> </text:span><text:span text:style-name="T35">mute</text:span><text:span text:style-name="T8"> </text:span><text:span text:style-name="T35">in</text:span><text:span text:style-name="T8"> </text:span><text:span text:style-name="T35">Rx</text:span><text:span text:style-name="T8"> </text:span><text:span text:style-name="T35">mode</text:span></text:p>
      <text:p text:style-name="P33"><text:span text:style-name="T8"><text:s text:c="6"/></text:span><text:span text:style-name="T35">(+)</text:span><text:span text:style-name="T8"> </text:span><text:span text:style-name="T35">HAL_SAI_DisableRxMuteMode():</text:span><text:span text:style-name="T8"> </text:span><text:span text:style-name="T35">Disable</text:span><text:span text:style-name="T8"> </text:span><text:span text:style-name="T35">the</text:span><text:span text:style-name="T8"> </text:span><text:span text:style-name="T35">mute</text:span><text:span text:style-name="T8"> </text:span><text:span text:style-name="T35">in</text:span><text:span text:style-name="T8"> </text:span><text:span text:style-name="T35">Rx</text:span><text:span text:style-name="T8"> </text:span><text:span text:style-name="T35">mode</text:span></text:p>
      <text:p text:style-name="P33"><text:span text:style-name="T8"><text:s text:c="6"/></text:span><text:span text:style-name="T35">(+)</text:span><text:span text:style-name="T8"> </text:span><text:span text:style-name="T35">HAL_SAI_FlushRxFifo():</text:span><text:span text:style-name="T8"> </text:span><text:span text:style-name="T35">Flush</text:span><text:span text:style-name="T8"> </text:span><text:span text:style-name="T35">the</text:span><text:span text:style-name="T8"> </text:span><text:span text:style-name="T35">rx</text:span><text:span text:style-name="T8"> </text:span><text:span text:style-name="T35">fifo.</text:span></text:p>
      <text:p text:style-name="P29"><text:span text:style-name="T8"><text:s text:c="6"/></text:span><text:span text:style-name="T35">(+)</text:span><text:span text:style-name="T8"> </text:span><text:span text:style-name="T35">HAL_SAI_Abort():</text:span><text:span text:style-name="T8"> </text:span><text:span text:style-name="T35">Abort</text:span><text:span text:style-name="T8"> </text:span><text:span text:style-name="T35">the</text:span><text:span text:style-name="T8"> </text:span><text:span text:style-name="T35">current</text:span><text:span text:style-name="T8"> </text:span><text:span text:style-name="T35">transfer</text:span></text:p>
      <text:p text:style-name="P33"><text:span text:style-name="T8"><text:s text:c="4"/></text:span><text:span text:style-name="T35">***</text:span><text:span text:style-name="T8"> </text:span><text:span text:style-name="T35">SAI</text:span><text:span text:style-name="T8"> </text:span><text:span text:style-name="T35">HAL</text:span><text:span text:style-name="T8"> </text:span><text:span text:style-name="T35">driver</text:span><text:span text:style-name="T8"> </text:span><text:span text:style-name="T35">macros</text:span><text:span text:style-name="T8"> </text:span><text:span text:style-name="T35">list</text:span><text:span text:style-name="T8"> </text:span><text:span text:style-name="T35">***</text:span></text:p>
      <text:p text:style-name="P33"><text:span text:style-name="T8"><text:s text:c="4"/></text:span><text:span text:style-name="T35">==================================</text:span></text:p>
      <text:p text:style-name="P33"><text:span text:style-name="T8"><text:s text:c="4"/></text:span><text:span text:style-name="T35">[..]</text:span></text:p>
      <text:p text:style-name="P29"><text:span text:style-name="T8"><text:s text:c="6"/></text:span><text:span text:style-name="T35">Below</text:span><text:span text:style-name="T8"> </text:span><text:span text:style-name="T35">the</text:span><text:span text:style-name="T8"> </text:span><text:span text:style-name="T35">list</text:span><text:span text:style-name="T8"> </text:span><text:span text:style-name="T35">of</text:span><text:span text:style-name="T8"> </text:span><text:span text:style-name="T35">most</text:span><text:span text:style-name="T8"> </text:span><text:span text:style-name="T35">used</text:span><text:span text:style-name="T8"> </text:span><text:span text:style-name="T35">macros</text:span><text:span text:style-name="T8"> </text:span><text:span text:style-name="T35">in</text:span><text:span text:style-name="T8"> </text:span><text:span text:style-name="T35">SAI</text:span><text:span text:style-name="T8"> </text:span><text:span text:style-name="T35">HAL</text:span><text:span text:style-name="T8"> </text:span><text:span text:style-name="T35">driver</text:span><text:span text:style-name="T8"> </text:span><text:span text:style-name="T35">:</text:span></text:p>
      <text:p text:style-name="P33"><text:span text:style-name="T8"><text:s text:c="6"/></text:span><text:span text:style-name="T35">(+)</text:span><text:span text:style-name="T8"> </text:span><text:span text:style-name="T35">__HAL_SAI_ENABLE():</text:span><text:span text:style-name="T8"> </text:span><text:span text:style-name="T35">Enable</text:span><text:span text:style-name="T8"> </text:span><text:span text:style-name="T35">the</text:span><text:span text:style-name="T8"> </text:span><text:span text:style-name="T35">SAI</text:span><text:span text:style-name="T8"> </text:span><text:span text:style-name="T35">peripheral</text:span></text:p>
      <text:p text:style-name="P33"><text:span text:style-name="T8"><text:s text:c="6"/></text:span><text:span text:style-name="T35">(+)</text:span><text:span text:style-name="T8"> </text:span><text:span text:style-name="T35">__HAL_SAI_DISABLE():</text:span><text:span text:style-name="T8"> </text:span><text:span text:style-name="T35">Disable</text:span><text:span text:style-name="T8"> </text:span><text:span text:style-name="T35">the</text:span><text:span text:style-name="T8"> </text:span><text:span text:style-name="T35">SAI</text:span><text:span text:style-name="T8"> </text:span><text:span text:style-name="T35">peripheral</text:span></text:p>
      <text:p text:style-name="P33"><text:span text:style-name="T8"><text:s text:c="6"/></text:span><text:span text:style-name="T35">(+)</text:span><text:span text:style-name="T8"> </text:span><text:span text:style-name="T35">__HAL_SAI_ENABLE_IT():</text:span><text:span text:style-name="T8"> </text:span><text:span text:style-name="T35">Enable</text:span><text:span text:style-name="T8"> </text:span><text:span text:style-name="T35">the</text:span><text:span text:style-name="T8"> </text:span><text:span text:style-name="T35">specified</text:span><text:span text:style-name="T8"> </text:span><text:span text:style-name="T35">SAI</text:span><text:span text:style-name="T8"> </text:span><text:span text:style-name="T35">interrupts</text:span></text:p>
      <text:p text:style-name="P33"><text:span text:style-name="T8"><text:s text:c="6"/></text:span><text:span text:style-name="T35">(+)</text:span><text:span text:style-name="T8"> </text:span><text:span text:style-name="T35">__HAL_SAI_DISABLE_IT():</text:span><text:span text:style-name="T8"> </text:span><text:span text:style-name="T35">Disable</text:span><text:span text:style-name="T8"> </text:span><text:span text:style-name="T35">the</text:span><text:span text:style-name="T8"> </text:span><text:span text:style-name="T35">specified</text:span><text:span text:style-name="T8"> </text:span><text:span text:style-name="T35">SAI</text:span><text:span text:style-name="T8"> </text:span><text:span text:style-name="T35">interrupts</text:span></text:p>
      <text:p text:style-name="P33"><text:span text:style-name="T8"><text:s text:c="6"/></text:span><text:span text:style-name="T35">(+)</text:span><text:span text:style-name="T8"> </text:span><text:span text:style-name="T35">__HAL_SAI_GET_IT_SOURCE():</text:span><text:span text:style-name="T8"> </text:span><text:span text:style-name="T35">Check</text:span><text:span text:style-name="T8"> </text:span><text:span text:style-name="T35">if</text:span><text:span text:style-name="T8"> </text:span><text:span text:style-name="T35">the</text:span><text:span text:style-name="T8"> </text:span><text:span text:style-name="T35">specified</text:span><text:span text:style-name="T8"> </text:span><text:span text:style-name="T35">SAI</text:span><text:span text:style-name="T8"> </text:span><text:span text:style-name="T35">interrupt</text:span><text:span text:style-name="T8"> </text:span><text:span text:style-name="T35">source</text:span><text:span text:style-name="T8"> </text:span><text:span text:style-name="T35">is</text:span></text:p>
      <text:p text:style-name="P33"><text:span text:style-name="T8"><text:s text:c="10"/></text:span><text:span text:style-name="T35">enabled</text:span><text:span text:style-name="T8"> </text:span><text:span text:style-name="T35">or</text:span><text:span text:style-name="T8"> </text:span><text:span text:style-name="T35">disabled</text:span></text:p>
      <text:p text:style-name="P29"><text:span text:style-name="T8"><text:s text:c="6"/></text:span><text:span text:style-name="T35">(+)</text:span><text:span text:style-name="T8"> </text:span><text:span text:style-name="T35">__HAL_SAI_GET_FLAG():</text:span><text:span text:style-name="T8"> </text:span><text:span text:style-name="T35">Check</text:span><text:span text:style-name="T8"> </text:span><text:span text:style-name="T35">whether</text:span><text:span text:style-name="T8"> </text:span><text:span text:style-name="T35">the</text:span><text:span text:style-name="T8"> </text:span><text:span text:style-name="T35">specified</text:span><text:span text:style-name="T8"> </text:span><text:span text:style-name="T35">SAI</text:span><text:span text:style-name="T8"> </text:span><text:span text:style-name="T35">flag</text:span><text:span text:style-name="T8"> </text:span><text:span text:style-name="T35">is</text:span><text:span text:style-name="T8"> </text:span><text:span text:style-name="T35">set</text:span><text:span text:style-name="T8"> </text:span><text:span text:style-name="T35">or</text:span><text:span text:style-name="T8"> </text:span><text:span text:style-name="T35">not</text:span></text:p>
      <text:p text:style-name="P33"><text:span text:style-name="T8"><text:s text:c="4"/></text:span><text:span text:style-name="T35">***</text:span><text:span text:style-name="T8"> </text:span><text:span text:style-name="T35">Callback</text:span><text:span text:style-name="T8"> </text:span><text:span text:style-name="T35">registration</text:span><text:span text:style-name="T8"> </text:span><text:span text:style-name="T35">***</text:span></text:p>
      <text:p text:style-name="P33"><text:span text:style-name="T8"><text:s text:c="4"/></text:span><text:span text:style-name="T35">=============================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The</text:span><text:span text:style-name="T8"> </text:span><text:span text:style-name="T35">compilation</text:span><text:span text:style-name="T8"> </text:span><text:span text:style-name="T35">define</text:span><text:span text:style-name="T8"> </text:span><text:span text:style-name="T35">USE_HAL_SAI_REGISTER_CALLBACKS</text:span><text:span text:style-name="T8"> </text:span><text:span text:style-name="T35">when</text:span><text:span text:style-name="T8"> </text:span><text:span text:style-name="T35">set</text:span><text:span text:style-name="T8"> </text:span><text:span text:style-name="T35">to</text:span><text:span text:style-name="T8"> </text:span><text:span text:style-name="T35">1</text:span></text:p>
      <text:p text:style-name="P33"><text:span text:style-name="T8"><text:s text:c="4"/></text:span><text:span text:style-name="T35">allows</text:span><text:span text:style-name="T8"> </text:span><text:span text:style-name="T35">the</text:span><text:span text:style-name="T8"> </text:span><text:span text:style-name="T35">user</text:span><text:span text:style-name="T8"> </text:span><text:span text:style-name="T35">to</text:span><text:span text:style-name="T8"> </text:span><text:span text:style-name="T35">configure</text:span><text:span text:style-name="T8"> </text:span><text:span text:style-name="T35">dynamically</text:span><text:span text:style-name="T8"> </text:span><text:span text:style-name="T35">the</text:span><text:span text:style-name="T8"> </text:span><text:span text:style-name="T35">driver</text:span><text:span text:style-name="T8"> </text:span><text:span text:style-name="T35">callbacks.</text:span></text:p>
      <text:p text:style-name="P29"><text:span text:style-name="T8"><text:s text:c="4"/></text:span><text:span text:style-name="T35">Use</text:span><text:span text:style-name="T8"> </text:span><text:span text:style-name="T35">functions</text:span><text:span text:style-name="T8"> </text:span><text:span text:style-name="T35">HAL_SAI_RegisterCallback()</text:span><text:span text:style-name="T8"> </text:span><text:span text:style-name="T35">to</text:span><text:span text:style-name="T8"> </text:span><text:span text:style-name="T35">register</text:span><text:span text:style-name="T8"> </text:span><text:span text:style-name="T35">a</text:span><text:span text:style-name="T8"> </text:span><text:span text:style-name="T35">user</text:span><text:span text:style-name="T8"> </text:span><text:span text:style-name="T35">callback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Function</text:span><text:span text:style-name="T8"> </text:span><text:span text:style-name="T35">HAL_SAI_RegisterCallback()</text:span><text:span text:style-name="T8"> </text:span><text:span text:style-name="T35">allows</text:span><text:span text:style-name="T8"> </text:span><text:span text:style-name="T35">to</text:span><text:span text:style-name="T8"> </text:span><text:span text:style-name="T35">register</text:span><text:span text:style-name="T8"> </text:span><text:span text:style-name="T35">following</text:span><text:span text:style-name="T8"> </text:span><text:span text:style-name="T35">callbacks:</text:span></text:p>
      <text:p text:style-name="P33"><text:span text:style-name="T8"><text:s text:c="6"/></text:span><text:span text:style-name="T35">(+)</text:span><text:span text:style-name="T8"> </text:span><text:span text:style-name="T35">RxCpltCallback</text:span><text:span text:style-name="T8"> <text:s text:c="4"/></text:span><text:span text:style-name="T35">:</text:span><text:span text:style-name="T8"> </text:span><text:span text:style-name="T35">SAI</text:span><text:span text:style-name="T8"> </text:span><text:span text:style-name="T35">receive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RxHalfCpltCallback</text:span><text:span text:style-name="T8"> </text:span><text:span text:style-name="T35">:</text:span><text:span text:style-name="T8"> </text:span><text:span text:style-name="T35">SAI</text:span><text:span text:style-name="T8"> </text:span><text:span text:style-name="T35">receive</text:span><text:span text:style-name="T8"> </text:span><text:span text:style-name="T35">half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TxCpltCallback</text:span><text:span text:style-name="T8"> <text:s text:c="4"/></text:span><text:span text:style-name="T35">:</text:span><text:span text:style-name="T8"> </text:span><text:span text:style-name="T35">SAI</text:span><text:span text:style-name="T8"> </text:span><text:span text:style-name="T35">transmit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TxHalfCpltCallback</text:span><text:span text:style-name="T8"> </text:span><text:span text:style-name="T35">:</text:span><text:span text:style-name="T8"> </text:span><text:span text:style-name="T35">SAI</text:span><text:span text:style-name="T8"> </text:span><text:span text:style-name="T35">transmit</text:span><text:span text:style-name="T8"> </text:span><text:span text:style-name="T35">half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ErrorCallback</text:span><text:span text:style-name="T8"> <text:s text:c="5"/></text:span><text:span text:style-name="T35">:</text:span><text:span text:style-name="T8"> </text:span><text:span text:style-name="T35">SAI</text:span><text:span text:style-name="T8"> </text:span><text:span text:style-name="T35">error.</text:span></text:p>
      <text:p text:style-name="P33"><text:span text:style-name="T8"><text:s text:c="6"/></text:span><text:span text:style-name="T35">(+)</text:span><text:span text:style-name="T8"> </text:span><text:span text:style-name="T35">MspInitCallback</text:span><text:span text:style-name="T8"> <text:s text:c="3"/></text:span><text:span text:style-name="T35">:</text:span><text:span text:style-name="T8"> </text:span><text:span text:style-name="T35">SAI</text:span><text:span text:style-name="T8"> </text:span><text:span text:style-name="T35">MspInit.</text:span></text:p>
      <text:p text:style-name="P33"><text:span text:style-name="T8"><text:s text:c="6"/></text:span><text:span text:style-name="T35">(+)</text:span><text:span text:style-name="T8"> </text:span><text:span text:style-name="T35">MspDeInitCallback</text:span><text:span text:style-name="T8"> <text:s/></text:span><text:span text:style-name="T35">:</text:span><text:span text:style-name="T8"> </text:span><text:span text:style-name="T35">SAI</text:span><text:span text:style-name="T8"> </text:span><text:span text:style-name="T35">MspDeInit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This</text:span><text:span text:style-name="T8"> </text:span><text:span text:style-name="T35">function</text:span><text:span text:style-name="T8"> </text:span><text:span text:style-name="T35">takes</text:span><text:span text:style-name="T8"> </text:span><text:span text:style-name="T35">as</text:span><text:span text:style-name="T8"> </text:span><text:span text:style-name="T35">parameters</text:span><text:span text:style-name="T8"> </text:span><text:span text:style-name="T35">the</text:span><text:span text:style-name="T8"> </text:span><text:span text:style-name="T35">HAL</text:span><text:span text:style-name="T8"> </text:span><text:span text:style-name="T35">peripheral</text:span><text:span text:style-name="T8"> </text:span><text:span text:style-name="T35">handle,</text:span><text:span text:style-name="T8"> </text:span><text:span text:style-name="T35">the</text:span><text:span text:style-name="T8"> </text:span><text:span text:style-name="T35">callback</text:span><text:span text:style-name="T8"> </text:span><text:span text:style-name="T35">ID</text:span></text:p>
      <text:p text:style-name="P29"><text:span text:style-name="T8"><text:s text:c="4"/></text:span><text:span text:style-name="T35">and</text:span><text:span text:style-name="T8"> </text:span><text:span text:style-name="T35">a</text:span><text:span text:style-name="T8"> </text:span><text:span text:style-name="T35">pointer</text:span><text:span text:style-name="T8"> </text:span><text:span text:style-name="T35">to</text:span><text:span text:style-name="T8"> </text:span><text:span text:style-name="T35">the</text:span><text:span text:style-name="T8"> </text:span><text:span text:style-name="T35">user</text:span><text:span text:style-name="T8"> </text:span><text:span text:style-name="T35">callback</text:span><text:span text:style-name="T8"> </text:span><text:span text:style-name="T35">function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Use</text:span><text:span text:style-name="T8"> </text:span><text:span text:style-name="T35">function</text:span><text:span text:style-name="T8"> </text:span><text:span text:style-name="T35">HAL_SAI_UnRegisterCallback()</text:span><text:span text:style-name="T8"> </text:span><text:span text:style-name="T35">to</text:span><text:span text:style-name="T8"> </text:span><text:span text:style-name="T35">reset</text:span><text:span text:style-name="T8"> </text:span><text:span text:style-name="T35">a</text:span><text:span text:style-name="T8"> </text:span><text:span text:style-name="T35">callback</text:span><text:span text:style-name="T8"> </text:span><text:span text:style-name="T35">to</text:span><text:span text:style-name="T8"> </text:span><text:span text:style-name="T35">the</text:span><text:span text:style-name="T8"> </text:span><text:span text:style-name="T35">default</text:span></text:p>
      <text:p text:style-name="P33"><text:span text:style-name="T8"><text:s text:c="4"/></text:span><text:span text:style-name="T35">weak</text:span><text:span text:style-name="T8"> </text:span><text:span text:style-name="T35">(surcharged)</text:span><text:span text:style-name="T8"> </text:span><text:span text:style-name="T35">function.</text:span></text:p>
      <text:p text:style-name="P33"><text:soft-page-break/><text:span text:style-name="T8"><text:s text:c="4"/></text:span><text:span text:style-name="T35">HAL_SAI_UnRegisterCallback()</text:span><text:span text:style-name="T8"> </text:span><text:span text:style-name="T35">takes</text:span><text:span text:style-name="T8"> </text:span><text:span text:style-name="T35">as</text:span><text:span text:style-name="T8"> </text:span><text:span text:style-name="T35">parameters</text:span><text:span text:style-name="T8"> </text:span><text:span text:style-name="T35">the</text:span><text:span text:style-name="T8"> </text:span><text:span text:style-name="T35">HAL</text:span><text:span text:style-name="T8"> </text:span><text:span text:style-name="T35">peripheral</text:span><text:span text:style-name="T8"> </text:span><text:span text:style-name="T35">handle,</text:span></text:p>
      <text:p text:style-name="P33"><text:span text:style-name="T8"><text:s text:c="4"/></text:span><text:span text:style-name="T35">and</text:span><text:span text:style-name="T8"> </text:span><text:span text:style-name="T35">the</text:span><text:span text:style-name="T8"> </text:span><text:span text:style-name="T35">callback</text:span><text:span text:style-name="T8"> </text:span><text:span text:style-name="T35">ID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This</text:span><text:span text:style-name="T8"> </text:span><text:span text:style-name="T35">function</text:span><text:span text:style-name="T8"> </text:span><text:span text:style-name="T35">allows</text:span><text:span text:style-name="T8"> </text:span><text:span text:style-name="T35">to</text:span><text:span text:style-name="T8"> </text:span><text:span text:style-name="T35">reset</text:span><text:span text:style-name="T8"> </text:span><text:span text:style-name="T35">following</text:span><text:span text:style-name="T8"> </text:span><text:span text:style-name="T35">callbacks:</text:span></text:p>
      <text:p text:style-name="P33"><text:span text:style-name="T8"><text:s text:c="6"/></text:span><text:span text:style-name="T35">(+)</text:span><text:span text:style-name="T8"> </text:span><text:span text:style-name="T35">RxCpltCallback</text:span><text:span text:style-name="T8"> <text:s text:c="4"/></text:span><text:span text:style-name="T35">:</text:span><text:span text:style-name="T8"> </text:span><text:span text:style-name="T35">SAI</text:span><text:span text:style-name="T8"> </text:span><text:span text:style-name="T35">receive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RxHalfCpltCallback</text:span><text:span text:style-name="T8"> </text:span><text:span text:style-name="T35">:</text:span><text:span text:style-name="T8"> </text:span><text:span text:style-name="T35">SAI</text:span><text:span text:style-name="T8"> </text:span><text:span text:style-name="T35">receive</text:span><text:span text:style-name="T8"> </text:span><text:span text:style-name="T35">half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TxCpltCallback</text:span><text:span text:style-name="T8"> <text:s text:c="4"/></text:span><text:span text:style-name="T35">:</text:span><text:span text:style-name="T8"> </text:span><text:span text:style-name="T35">SAI</text:span><text:span text:style-name="T8"> </text:span><text:span text:style-name="T35">transmit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TxHalfCpltCallback</text:span><text:span text:style-name="T8"> </text:span><text:span text:style-name="T35">:</text:span><text:span text:style-name="T8"> </text:span><text:span text:style-name="T35">SAI</text:span><text:span text:style-name="T8"> </text:span><text:span text:style-name="T35">transmit</text:span><text:span text:style-name="T8"> </text:span><text:span text:style-name="T35">half</text:span><text:span text:style-name="T8"> </text:span><text:span text:style-name="T35">complete.</text:span></text:p>
      <text:p text:style-name="P33"><text:span text:style-name="T8"><text:s text:c="6"/></text:span><text:span text:style-name="T35">(+)</text:span><text:span text:style-name="T8"> </text:span><text:span text:style-name="T35">ErrorCallback</text:span><text:span text:style-name="T8"> <text:s text:c="5"/></text:span><text:span text:style-name="T35">:</text:span><text:span text:style-name="T8"> </text:span><text:span text:style-name="T35">SAI</text:span><text:span text:style-name="T8"> </text:span><text:span text:style-name="T35">error.</text:span></text:p>
      <text:p text:style-name="P33"><text:span text:style-name="T8"><text:s text:c="6"/></text:span><text:span text:style-name="T35">(+)</text:span><text:span text:style-name="T8"> </text:span><text:span text:style-name="T35">MspInitCallback</text:span><text:span text:style-name="T8"> <text:s text:c="3"/></text:span><text:span text:style-name="T35">:</text:span><text:span text:style-name="T8"> </text:span><text:span text:style-name="T35">SAI</text:span><text:span text:style-name="T8"> </text:span><text:span text:style-name="T35">MspInit.</text:span></text:p>
      <text:p text:style-name="P29"><text:span text:style-name="T8"><text:s text:c="6"/></text:span><text:span text:style-name="T35">(+)</text:span><text:span text:style-name="T8"> </text:span><text:span text:style-name="T35">MspDeInitCallback</text:span><text:span text:style-name="T8"> <text:s/></text:span><text:span text:style-name="T35">:</text:span><text:span text:style-name="T8"> </text:span><text:span text:style-name="T35">SAI</text:span><text:span text:style-name="T8"> </text:span><text:span text:style-name="T35">MspDeInit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By</text:span><text:span text:style-name="T8"> </text:span><text:span text:style-name="T35">default,</text:span><text:span text:style-name="T8"> </text:span><text:span text:style-name="T35">after</text:span><text:span text:style-name="T8"> </text:span><text:span text:style-name="T35">the</text:span><text:span text:style-name="T8"> </text:span><text:span text:style-name="T35">HAL_SAI_Init</text:span><text:span text:style-name="T8"> </text:span><text:span text:style-name="T35">and</text:span><text:span text:style-name="T8"> </text:span><text:span text:style-name="T35">if</text:span><text:span text:style-name="T8"> </text:span><text:span text:style-name="T35">the</text:span><text:span text:style-name="T8"> </text:span><text:span text:style-name="T35">state</text:span><text:span text:style-name="T8"> </text:span><text:span text:style-name="T35">is</text:span><text:span text:style-name="T8"> </text:span><text:span text:style-name="T35">HAL_SAI_STATE_RESET</text:span></text:p>
      <text:p text:style-name="P33"><text:span text:style-name="T8"><text:s text:c="4"/></text:span><text:span text:style-name="T35">all</text:span><text:span text:style-name="T8"> </text:span><text:span text:style-name="T35">callbacks</text:span><text:span text:style-name="T8"> </text:span><text:span text:style-name="T35">are</text:span><text:span text:style-name="T8"> </text:span><text:span text:style-name="T35">reset</text:span><text:span text:style-name="T8"> </text:span><text:span text:style-name="T35">to</text:span><text:span text:style-name="T8"> </text:span><text:span text:style-name="T35">the</text:span><text:span text:style-name="T8"> </text:span><text:span text:style-name="T35">corresponding</text:span><text:span text:style-name="T8"> </text:span><text:span text:style-name="T35">legacy</text:span><text:span text:style-name="T8"> </text:span><text:span text:style-name="T35">weak</text:span><text:span text:style-name="T8"> </text:span><text:span text:style-name="T35">(surcharged)</text:span><text:span text:style-name="T8"> </text:span><text:span text:style-name="T35">functions:</text:span></text:p>
      <text:p text:style-name="P33"><text:span text:style-name="T8"><text:s text:c="4"/></text:span><text:span text:style-name="T35">examples</text:span><text:span text:style-name="T8"> </text:span><text:span text:style-name="T35">HAL_SAI_RxCpltCallback(),</text:span><text:span text:style-name="T8"> </text:span><text:span text:style-name="T35">HAL_SAI_ErrorCallback().</text:span></text:p>
      <text:p text:style-name="P33"><text:span text:style-name="T8"><text:s text:c="4"/></text:span><text:span text:style-name="T35">Exception</text:span><text:span text:style-name="T8"> </text:span><text:span text:style-name="T35">done</text:span><text:span text:style-name="T8"> </text:span><text:span text:style-name="T35">for</text:span><text:span text:style-name="T8"> </text:span><text:span text:style-name="T35">MspInit</text:span><text:span text:style-name="T8"> </text:span><text:span text:style-name="T35">and</text:span><text:span text:style-name="T8"> </text:span><text:span text:style-name="T35">MspDeInit</text:span><text:span text:style-name="T8"> </text:span><text:span text:style-name="T35">callbacks</text:span><text:span text:style-name="T8"> </text:span><text:span text:style-name="T35">that</text:span><text:span text:style-name="T8"> </text:span><text:span text:style-name="T35">are</text:span><text:span text:style-name="T8"> </text:span><text:span text:style-name="T35">respectively</text:span></text:p>
      <text:p text:style-name="P33"><text:span text:style-name="T8"><text:s text:c="4"/></text:span><text:span text:style-name="T35">reset</text:span><text:span text:style-name="T8"> </text:span><text:span text:style-name="T35">to</text:span><text:span text:style-name="T8"> </text:span><text:span text:style-name="T35">the</text:span><text:span text:style-name="T8"> </text:span><text:span text:style-name="T35">legacy</text:span><text:span text:style-name="T8"> </text:span><text:span text:style-name="T35">weak</text:span><text:span text:style-name="T8"> </text:span><text:span text:style-name="T35">(surcharged)</text:span><text:span text:style-name="T8"> </text:span><text:span text:style-name="T35">functions</text:span><text:span text:style-name="T8"> </text:span><text:span text:style-name="T35">in</text:span><text:span text:style-name="T8"> </text:span><text:span text:style-name="T35">the</text:span><text:span text:style-name="T8"> </text:span><text:span text:style-name="T35">HAL_SAI_Init</text:span></text:p>
      <text:p text:style-name="P33"><text:span text:style-name="T8"><text:s text:c="4"/></text:span><text:span text:style-name="T35">and</text:span><text:span text:style-name="T8"> </text:span><text:span text:style-name="T35">HAL_SAI_DeInit</text:span><text:span text:style-name="T8"> </text:span><text:span text:style-name="T35">only</text:span><text:span text:style-name="T8"> </text:span><text:span text:style-name="T35">when</text:span><text:span text:style-name="T8"> </text:span><text:span text:style-name="T35">these</text:span><text:span text:style-name="T8"> </text:span><text:span text:style-name="T35">callbacks</text:span><text:span text:style-name="T8"> </text:span><text:span text:style-name="T35">are</text:span><text:span text:style-name="T8"> </text:span><text:span text:style-name="T35">null</text:span><text:span text:style-name="T8"> </text:span><text:span text:style-name="T35">(not</text:span><text:span text:style-name="T8"> </text:span><text:span text:style-name="T35">registered</text:span><text:span text:style-name="T8"> </text:span><text:span text:style-name="T35">beforehand).</text:span></text:p>
      <text:p text:style-name="P33"><text:span text:style-name="T8"><text:s text:c="4"/></text:span><text:span text:style-name="T35">If</text:span><text:span text:style-name="T8"> </text:span><text:span text:style-name="T35">not,</text:span><text:span text:style-name="T8"> </text:span><text:span text:style-name="T35">MspInit</text:span><text:span text:style-name="T8"> </text:span><text:span text:style-name="T35">or</text:span><text:span text:style-name="T8"> </text:span><text:span text:style-name="T35">MspDeInit</text:span><text:span text:style-name="T8"> </text:span><text:span text:style-name="T35">are</text:span><text:span text:style-name="T8"> </text:span><text:span text:style-name="T35">not</text:span><text:span text:style-name="T8"> </text:span><text:span text:style-name="T35">null,</text:span><text:span text:style-name="T8"> </text:span><text:span text:style-name="T35">the</text:span><text:span text:style-name="T8"> </text:span><text:span text:style-name="T35">HAL_SAI_Init</text:span><text:span text:style-name="T8"> </text:span><text:span text:style-name="T35">and</text:span><text:span text:style-name="T8"> </text:span><text:span text:style-name="T35">HAL_SAI_DeInit</text:span></text:p>
      <text:p text:style-name="P29"><text:span text:style-name="T8"><text:s text:c="4"/></text:span><text:span text:style-name="T35">keep</text:span><text:span text:style-name="T8"> </text:span><text:span text:style-name="T35">and</text:span><text:span text:style-name="T8"> </text:span><text:span text:style-name="T35">use</text:span><text:span text:style-name="T8"> </text:span><text:span text:style-name="T35">the</text:span><text:span text:style-name="T8"> </text:span><text:span text:style-name="T35">user</text:span><text:span text:style-name="T8"> </text:span><text:span text:style-name="T35">MspInit/MspDeInit</text:span><text:span text:style-name="T8"> </text:span><text:span text:style-name="T35">callbacks</text:span><text:span text:style-name="T8"> </text:span><text:span text:style-name="T35">(registered</text:span><text:span text:style-name="T8"> </text:span><text:span text:style-name="T35">beforehand)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Callbacks</text:span><text:span text:style-name="T8"> </text:span><text:span text:style-name="T35">can</text:span><text:span text:style-name="T8"> </text:span><text:span text:style-name="T35">be</text:span><text:span text:style-name="T8"> </text:span><text:span text:style-name="T35">registered/unregistered</text:span><text:span text:style-name="T8"> </text:span><text:span text:style-name="T35">in</text:span><text:span text:style-name="T8"> </text:span><text:span text:style-name="T35">READY</text:span><text:span text:style-name="T8"> </text:span><text:span text:style-name="T35">state</text:span><text:span text:style-name="T8"> </text:span><text:span text:style-name="T35">only.</text:span></text:p>
      <text:p text:style-name="P33"><text:span text:style-name="T8"><text:s text:c="4"/></text:span><text:span text:style-name="T35">Exception</text:span><text:span text:style-name="T8"> </text:span><text:span text:style-name="T35">done</text:span><text:span text:style-name="T8"> </text:span><text:span text:style-name="T35">for</text:span><text:span text:style-name="T8"> </text:span><text:span text:style-name="T35">MspInit/MspDeInit</text:span><text:span text:style-name="T8"> </text:span><text:span text:style-name="T35">callbacks</text:span><text:span text:style-name="T8"> </text:span><text:span text:style-name="T35">that</text:span><text:span text:style-name="T8"> </text:span><text:span text:style-name="T35">can</text:span><text:span text:style-name="T8"> </text:span><text:span text:style-name="T35">be</text:span><text:span text:style-name="T8"> </text:span><text:span text:style-name="T35">registered/unregistered</text:span></text:p>
      <text:p text:style-name="P33"><text:span text:style-name="T8"><text:s text:c="4"/></text:span><text:span text:style-name="T35">in</text:span><text:span text:style-name="T8"> </text:span><text:span text:style-name="T35">READY</text:span><text:span text:style-name="T8"> </text:span><text:span text:style-name="T35">or</text:span><text:span text:style-name="T8"> </text:span><text:span text:style-name="T35">RESET</text:span><text:span text:style-name="T8"> </text:span><text:span text:style-name="T35">state,</text:span><text:span text:style-name="T8"> </text:span><text:span text:style-name="T35">thus</text:span><text:span text:style-name="T8"> </text:span><text:span text:style-name="T35">registered</text:span><text:span text:style-name="T8"> </text:span><text:span text:style-name="T35">(user)</text:span><text:span text:style-name="T8"> </text:span><text:span text:style-name="T35">MspInit/DeInit</text:span><text:span text:style-name="T8"> </text:span><text:span text:style-name="T35">callbacks</text:span><text:span text:style-name="T8"> </text:span><text:span text:style-name="T35">can</text:span><text:span text:style-name="T8"> </text:span><text:span text:style-name="T35">be</text:span><text:span text:style-name="T8"> </text:span><text:span text:style-name="T35">used</text:span></text:p>
      <text:p text:style-name="P33"><text:span text:style-name="T8"><text:s text:c="4"/></text:span><text:span text:style-name="T35">during</text:span><text:span text:style-name="T8"> </text:span><text:span text:style-name="T35">the</text:span><text:span text:style-name="T8"> </text:span><text:span text:style-name="T35">Init/DeInit.</text:span></text:p>
      <text:p text:style-name="P33"><text:span text:style-name="T8"><text:s text:c="4"/></text:span><text:span text:style-name="T35">In</text:span><text:span text:style-name="T8"> </text:span><text:span text:style-name="T35">that</text:span><text:span text:style-name="T8"> </text:span><text:span text:style-name="T35">case</text:span><text:span text:style-name="T8"> </text:span><text:span text:style-name="T35">first</text:span><text:span text:style-name="T8"> </text:span><text:span text:style-name="T35">register</text:span><text:span text:style-name="T8"> </text:span><text:span text:style-name="T35">the</text:span><text:span text:style-name="T8"> </text:span><text:span text:style-name="T35">MspInit/MspDeInit</text:span><text:span text:style-name="T8"> </text:span><text:span text:style-name="T35">user</text:span><text:span text:style-name="T8"> </text:span><text:span text:style-name="T35">callbacks</text:span></text:p>
      <text:p text:style-name="P33"><text:span text:style-name="T8"><text:s text:c="4"/></text:span><text:span text:style-name="T35">using</text:span><text:span text:style-name="T8"> </text:span><text:span text:style-name="T35">HAL_SAI_RegisterCallback</text:span><text:span text:style-name="T8"> </text:span><text:span text:style-name="T35">before</text:span><text:span text:style-name="T8"> </text:span><text:span text:style-name="T35">calling</text:span><text:span text:style-name="T8"> </text:span><text:span text:style-name="T35">HAL_SAI_DeInit</text:span></text:p>
      <text:p text:style-name="P29"><text:span text:style-name="T8"><text:s text:c="4"/></text:span><text:span text:style-name="T35">or</text:span><text:span text:style-name="T8"> </text:span><text:span text:style-name="T35">HAL_SAI_Init</text:span><text:span text:style-name="T8"> </text:span><text:span text:style-name="T35">function.</text:span></text:p>
      <text:p text:style-name="P33"><text:span text:style-name="T8"><text:s text:c="4"/></text:span><text:span text:style-name="T35">[..]</text:span></text:p>
      <text:p text:style-name="P33"><text:span text:style-name="T8"><text:s text:c="4"/></text:span><text:span text:style-name="T35">When</text:span><text:span text:style-name="T8"> </text:span><text:span text:style-name="T35">the</text:span><text:span text:style-name="T8"> </text:span><text:span text:style-name="T35">compilation</text:span><text:span text:style-name="T8"> </text:span><text:span text:style-name="T35">define</text:span><text:span text:style-name="T8"> </text:span><text:span text:style-name="T35">USE_HAL_SAI_REGISTER_CALLBACKS</text:span><text:span text:style-name="T8"> </text:span><text:span text:style-name="T35">is</text:span><text:span text:style-name="T8"> </text:span><text:span text:style-name="T35">set</text:span><text:span text:style-name="T8"> </text:span><text:span text:style-name="T35">to</text:span><text:span text:style-name="T8"> </text:span><text:span text:style-name="T35">0</text:span><text:span text:style-name="T8"> </text:span><text:span text:style-name="T35">or</text:span></text:p>
      <text:p text:style-name="P33"><text:span text:style-name="T8"><text:s text:c="4"/></text:span><text:span text:style-name="T35">not</text:span><text:span text:style-name="T8"> </text:span><text:span text:style-name="T35">defined,</text:span><text:span text:style-name="T8"> </text:span><text:span text:style-name="T35">the</text:span><text:span text:style-name="T8"> </text:span><text:span text:style-name="T35">callback</text:span><text:span text:style-name="T8"> </text:span><text:span text:style-name="T35">registering</text:span><text:span text:style-name="T8"> </text:span><text:span text:style-name="T35">feature</text:span><text:span text:style-name="T8"> </text:span><text:span text:style-name="T35">is</text:span><text:span text:style-name="T8"> </text:span><text:span text:style-name="T35">not</text:span><text:span text:style-name="T8"> </text:span><text:span text:style-name="T35">available</text:span></text:p>
      <text:p text:style-name="P33"><text:span text:style-name="T8"><text:s text:c="4"/></text:span><text:span text:style-name="T35">and</text:span><text:span text:style-name="T8"> </text:span><text:span text:style-name="T35">weak</text:span><text:span text:style-name="T8"> </text:span><text:span text:style-name="T35">(surcharged)</text:span><text:span text:style-name="T8"> </text:span><text:span text:style-name="T35">callbacks</text:span><text:span text:style-name="T8"> </text:span><text:span text:style-name="T35">are</text:span><text:span text:style-name="T8"> </text:span><text:span text:style-name="T35">used.</text:span></text:p>
      <text:p text:style-name="P77"/>
      <text:p text:style-name="P48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7-22T12:08:18.735110824</dc:date>
    <meta:editing-duration>P4DT13H3M42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7" meta:paragraph-count="301" meta:word-count="1697" meta:character-count="14400" meta:non-whitespace-character-count="11696"/>
  </office:meta>
</office:document-meta>
</file>